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17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000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order-left="none" fo:border-right="0.0008in solid #000000" fo:border-top="none"/>
    </style:style>
    <style:style style:name="ce6" style:family="table-cell" style:parent-style-name="Default" style:data-style-name="N100">
      <style:table-cell-properties fo:border-bottom="none" fo:background-color="#800000" fo:border-left="0.0008in solid #000000" fo:border-right="0.0008in solid #000000" fo:border-top="0.0008in solid #000000"/>
    </style:style>
    <style:style style:name="ce7" style:family="table-cell" style:parent-style-name="Default" style:data-style-name="N100">
      <style:table-cell-properties fo:border-bottom="none" fo:background-color="#800000" fo:border-left="0.0008in solid #000000" fo:border-right="0.0008in solid #000000" fo:border-top="none"/>
      <style:text-properties fo:color="#b84700"/>
    </style:style>
    <style:style style:name="ce8" style:family="table-cell" style:parent-style-name="Default" style:data-style-name="N100">
      <style:table-cell-properties fo:border-bottom="none" fo:background-color="#800000" fo:border-left="0.0008in solid #000000" fo:border-right="0.0008in solid #000000" fo:border-top="none"/>
    </style:style>
    <style:style style:name="ce9" style:family="table-cell" style:parent-style-name="Default" style:data-style-name="N100">
      <style:table-cell-properties fo:border-bottom="0.0008in solid #000000" fo:background-color="#800000" fo:border-left="0.0008in solid #000000" fo:border-right="0.0008in solid #000000" fo:border-top="none"/>
    </style:style>
    <style:style style:name="ce10" style:family="table-cell" style:parent-style-name="Default" style:data-style-name="N100">
      <style:table-cell-properties fo:background-color="#800000"/>
    </style:style>
    <style:style style:name="ce11" style:family="table-cell" style:parent-style-name="Default" style:data-style-name="N100"/>
    <style:style style:name="ce12" style:family="table-cell" style:parent-style-name="Default" style:data-style-name="N3">
      <style:table-cell-properties fo:border-bottom="none" fo:background-color="#8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3" style:family="table-cell" style:parent-style-name="Default" style:data-style-name="N100">
      <style:table-cell-properties fo:border-bottom="none" fo:background-color="#8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4" style:family="table-cell" style:parent-style-name="Default" style:data-style-name="N118"/>
    <style:style style:name="ce15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fo:background-color="#800000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order-left="0.0008in solid #000000" fo:border-right="none" fo:border-top="none"/>
    </style:style>
    <style:style style:name="ce20" style:family="table-cell" style:parent-style-name="Default" style:data-style-name="N0">
      <style:table-cell-properties fo:background-color="#800000" fo:border="0.0008in solid #000000"/>
    </style:style>
    <style:style style:name="ce21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22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  <style:text-properties fo:color="#b84700"/>
    </style:style>
    <style:style style:name="ce23" style:family="table-cell" style:parent-style-name="Default" style:data-style-name="N3">
      <style:table-cell-properties fo:border-bottom="0.0008in solid #000000" fo:background-color="#b3b3b3" fo:border-left="0.0008in solid #000000" fo:border-right="0.0008in solid #000000" fo:border-top="none"/>
      <style:text-properties fo:color="#b847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fo:background-color="#800000" fo:border="0.0008in solid #000000"/>
    </style:style>
    <style:style style:name="ce26" style:family="table-cell" style:parent-style-name="Default" style:data-style-name="N3">
      <style:table-cell-properties fo:border-bottom="none" fo:border-left="0.0008in solid #000000" fo:border-right="0.0008in solid #000000" fo:border-top="0.0008in solid #000000"/>
    </style:style>
    <style:style style:name="ce27" style:family="table-cell" style:parent-style-name="Default">
      <style:table-cell-properties fo:border-bottom="0.0008in solid #000000" fo:background-color="#800000" fo:border-left="none" fo:border-right="none" fo:border-top="0.0008in solid #000000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0.0008in solid #000000" fo:background-color="#800000" style:text-align-source="fix" style:repeat-content="false" fo:border-left="none" fo:border-right="none" fo:border-top="0.0008in solid #000000"/>
      <style:paragraph-properties fo:text-align="end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3" style:family="table-cell" style:parent-style-name="Default" style:data-style-name="N0">
      <style:table-cell-properties fo:background-color="#800000" style:text-align-source="fix" style:repeat-content="false" fo:border="0.0008in solid #000000"/>
      <style:paragraph-properties fo:text-align="end" fo:margin-left="0in"/>
    </style:style>
    <style:style style:name="ce34" style:family="table-cell" style:parent-style-name="Default" style:data-style-name="N3">
      <style:table-cell-properties fo:border-bottom="none" fo:background-color="#b3b3b3" style:text-align-source="fix" style:repeat-content="false" fo:border-left="0.0008in solid #000000" fo:border-right="0.0008in solid #000000" fo:border-top="none"/>
      <style:paragraph-properties fo:text-align="end" fo:margin-left="0in"/>
      <style:text-properties fo:color="#b84700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 style:data-style-name="N3">
      <style:table-cell-properties fo:background-color="#800000" style:text-align-source="fix" style:repeat-content="false" fo:border="0.0008in solid #000000"/>
      <style:paragraph-properties fo:text-align="end" fo:margin-left="0in"/>
    </style:style>
    <style:style style:name="ce37" style:family="table-cell" style:parent-style-name="Default">
      <style:table-cell-properties fo:border-bottom="0.0008in solid #000000" fo:background-color="#800000" fo:border-left="none" fo:border-right="0.0008in solid #000000" fo:border-top="0.0008in solid #000000"/>
    </style:style>
    <style:style style:name="ce38" style:family="table-cell" style:parent-style-name="Default">
      <style:table-cell-properties fo:border-bottom="none" fo:border-left="none" fo:border-right="0.0008in solid #000000" fo:border-top="0.0008in solid #000000"/>
    </style:style>
    <style:style style:name="ce39" style:family="table-cell" style:parent-style-name="Default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0">
      <style:table-cell-properties fo:background-color="#ffff00" fo:border="0.0008in solid #000000"/>
    </style:style>
    <style:style style:name="ce41" style:family="table-cell" style:parent-style-name="Default">
      <style:table-cell-properties fo:background-color="#ffff00" fo:border="0.0008in solid #000000"/>
    </style:style>
    <style:style style:name="ce42" style:family="table-cell" style:parent-style-name="Default" style:data-style-name="N0"/>
    <style:style style:name="ce43" style:family="table-cell" style:parent-style-name="Default">
      <style:text-properties fo:color="#b847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Cost Calculation PrintOnDemand Pattrara Prepress</text:p>
          </table:table-cell>
          <table:covered-table-cell table:number-columns-repeated="3"/>
          <table:covered-table-cell table:style-name="Default"/>
          <table:covered-table-cell table:number-columns-repeated="6"/>
          <table:table-cell table:number-columns-repeated="1013"/>
        </table:table-row>
        <table:table-row table:style-name="ro2">
          <table:table-cell table:style-name="ce2"/>
          <table:table-cell table:style-name="ce15"/>
          <table:table-cell table:style-name="ce2" table:number-columns-repeated="9"/>
          <table:table-cell table:number-columns-repeated="1013"/>
        </table:table-row>
        <table:table-row table:style-name="ro2">
          <table:table-cell table:style-name="ce3" office:value-type="string">
            <text:p>shop variable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setup costs</text:p>
          </table:table-cell>
          <table:table-cell table:number-columns-repeated="3"/>
          <table:table-cell table:style-name="Default"/>
          <table:table-cell table:number-columns-repeated="3"/>
          <table:table-cell table:style-name="ce4" office:value-type="string">
            <text:p>Job variables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ver lamination </text:p>
          </table:table-cell>
          <table:table-cell office:value-type="currency" office:currency="THB" office:value="350">
            <text:p>350.00 THB</text:p>
          </table:table-cell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ook production</text:p>
          </table:table-cell>
          <table:table-cell/>
          <table:table-cell table:style-name="ce4" office:value-type="string">
            <text:p>Shop variables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&amp;W cover</text:p>
          </table:table-cell>
          <table:table-cell office:value-type="currency" office:currency="THB" office:value="0">
            <text:p>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number of pages B&amp;W</text:p>
          </table:table-cell>
          <table:table-cell table:style-name="ce40" office:value-type="float" office:value="32">
            <text:p>32</text:p>
          </table:table-cell>
          <table:table-cell table:formula="of:=CEILING([.H6];8)/(8/[.H8])" office:value-type="float" office:value="4">
            <text:p>4</text:p>
          </table:table-cell>
          <table:table-cell office:value-type="string">
            <text:p><text:s/>A3 B&amp;W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our color cover</text:p>
          </table:table-cell>
          <table:table-cell office:value-type="currency" office:currency="THB" office:value="300">
            <text:p>30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number of pages color</text:p>
          </table:table-cell>
          <table:table-cell table:style-name="ce41" office:value-type="float" office:value="4">
            <text:p>4</text:p>
          </table:table-cell>
          <table:table-cell table:formula="of:=CEILING([.H7];8)/(8/[.H8])" office:value-type="float" office:value="1">
            <text:p>1</text:p>
          </table:table-cell>
          <table:table-cell office:value-type="string">
            <text:p><text:s/>A3 colo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inding</text:p>
          </table:table-cell>
          <table:table-cell office:value-type="currency" office:currency="THB" office:value="300">
            <text:p>30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format A5=1; A4=2</text:p>
          </table:table-cell>
          <table:table-cell table:style-name="ce40" office:value-type="float" office:value="1">
            <text:p>1</text:p>
          </table:table-cell>
          <table:table-cell/>
          <table:table-cell table:formula="of:=IF([.H8]=1;&quot;format A5&quot;;&quot;format A4&quot;)" office:value-type="string" office:string-value="format A5">
            <text:p>format A5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printing costs</text:p>
          </table:table-cell>
          <table:table-cell table:number-columns-repeated="3"/>
          <table:table-cell table:style-name="Default"/>
          <table:table-cell/>
          <table:table-cell table:style-name="ce3" office:value-type="string">
            <text:p>Cover B&amp;W=1; Color=2</text:p>
          </table:table-cell>
          <table:table-cell table:style-name="ce40" office:value-type="float" office:value="2">
            <text:p>2</text:p>
          </table:table-cell>
          <table:table-cell/>
          <table:table-cell table:formula="of:=IF([.H9]=1;&quot;B&amp;W cover&quot;;&quot;four color cover&quot;)" office:value-type="string" office:string-value="four color cover">
            <text:p>four color cove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3, 2 sides, B&amp;W (8 A5 pages)</text:p>
          </table:table-cell>
          <table:table-cell office:value-type="currency" office:currency="THB" office:value="3.9">
            <text:p>3.90 THB</text:p>
          </table:table-cell>
          <table:table-cell table:number-columns-repeated="4"/>
          <table:table-cell table:style-name="ce3" office:value-type="string">
            <text:p>always included: lamination and binding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 office:value-type="string">
            <text:p>A3, 2 sides, color (8 A5 pages) </text:p>
          </table:table-cell>
          <table:table-cell office:value-type="currency" office:currency="THB" office:value="7.5">
            <text:p>7.50 THB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16" office:value-type="string">
            <text:p>Calculation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7"/>
          <table:table-cell table:number-columns-repeated="1017"/>
        </table:table-row>
        <table:table-row table:style-name="ro2">
          <table:table-cell/>
          <table:table-cell table:style-name="ce17" office:value-type="string">
            <text:p>The table below gives the cost of a run determined by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8"/>
          <table:table-cell table:number-columns-repeated="1017"/>
        </table:table-row>
        <table:table-row table:style-name="ro2">
          <table:table-cell/>
          <table:table-cell table:style-name="ce18" office:value-type="string">
            <text:p>adding the number in the header row <text:s/>with the one on the left.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2">
          <table:table-cell/>
          <table:table-cell table:style-name="ce19" office:value-type="string">
            <text:p>The interspersed row gives the cost per copy.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21"/>
          <table:table-cell table:style-name="ce21" table:formula="of:=(QUOTIENT([.C$18]+([.$A19]-1);40)+1)*([.$B$5]+[.$B$7]*([.$H$9]-1)+[.$B$8])+([.C$18]+[.$A19])*([.$I$6]*[.$B$10]+[.$I$7]*[.$B$11])*[.$H$8]" office:value-type="float" office:value="973.1">
            <text:p>973</text:p>
          </table:table-cell>
          <table:table-cell table:style-name="ce21" table:formula="of:=(QUOTIENT([.D$18]+([.$A19]-1);40)+1)*([.$B$5]+[.$B$7]*([.$H$9]-1)+[.$B$8])+([.D$18]+[.$A19])*([.$I$6]*[.$B$10]+[.$I$7]*[.$B$11])*[.$H$8]" office:value-type="float" office:value="996.2">
            <text:p>996</text:p>
          </table:table-cell>
          <table:table-cell table:style-name="ce21" table:formula="of:=(QUOTIENT([.E$18]+([.$A19]-1);40)+1)*([.$B$5]+[.$B$7]*([.$H$9]-1)+[.$B$8])+([.E$18]+[.$A19])*([.$H$6]/8*[.$B$10]+(QUOTIENT([.$H$7];8)+1)*[.$B$11])*[.$H$8]" office:value-type="float" office:value="1019.3">
            <text:p>1,019</text:p>
          </table:table-cell>
          <table:table-cell table:style-name="ce21" table:formula="of:=(QUOTIENT([.F$18]+([.$A19]-1);40)+1)*([.$B$5]+[.$B$7]*([.$H$9]-1)+[.$B$8])+([.F$18]+[.$A19])*([.$I$6]*[.$B$10]+[.$I$7]*[.$B$11])*[.$H$8]" office:value-type="float" office:value="1042.4">
            <text:p>1,042</text:p>
          </table:table-cell>
          <table:table-cell table:style-name="ce21" table:formula="of:=(QUOTIENT([.G$18]+([.$A19]-1);40)+1)*([.$B$5]+[.$B$7]*([.$H$9]-1)+[.$B$8])+([.G$18]+[.$A19])*([.$I$6]*[.$B$10]+[.$I$7]*[.$B$11])*[.$H$8]" office:value-type="float" office:value="1065.5">
            <text:p>1,066</text:p>
          </table:table-cell>
          <table:table-cell table:style-name="ce21" table:formula="of:=(QUOTIENT([.H$18]+([.$A19]-1);40)+1)*([.$B$5]+[.$B$7]*([.$H$9]-1)+[.$B$8])+([.H$18]+[.$A19])*([.$I$6]*[.$B$10]+[.$I$7]*[.$B$11])*[.$H$8]" office:value-type="float" office:value="1088.6">
            <text:p>1,089</text:p>
          </table:table-cell>
          <table:table-cell table:style-name="ce21" table:formula="of:=(QUOTIENT([.I$18]+([.$A19]-1);40)+1)*([.$B$5]+[.$B$7]*([.$H$9]-1)+[.$B$8])+([.I$18]+[.$A19])*([.$H$6]/8*[.$B$10]+(QUOTIENT([.$H$7];8)+1)*[.$B$11])*[.$H$8]" office:value-type="float" office:value="1111.7">
            <text:p>1,112</text:p>
          </table:table-cell>
          <table:table-cell table:style-name="ce21" table:formula="of:=(QUOTIENT([.J$18]+([.$A19]-1);40)+1)*([.$B$5]+[.$B$7]*([.$H$9]-1)+[.$B$8])+([.J$18]+[.$A19])*([.$I$6]*[.$B$10]+[.$I$7]*[.$B$11])*[.$H$8]" office:value-type="float" office:value="1134.8">
            <text:p>1,135</text:p>
          </table:table-cell>
          <table:table-cell table:style-name="ce21" table:formula="of:=(QUOTIENT([.K$18]+([.$A19]-1);40)+1)*([.$B$5]+[.$B$7]*([.$H$9]-1)+[.$B$8])+([.K$18]+[.$A19])*([.$I$6]*[.$B$10]+[.$I$7]*[.$B$11])*[.$H$8]" office:value-type="float" office:value="1157.9">
            <text:p>1,158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22"/>
          <table:table-cell table:style-name="ce22" table:formula="of:=[.C19]/([.$A19]+[.C$18])" office:value-type="float" office:value="973.1">
            <text:p>973</text:p>
          </table:table-cell>
          <table:table-cell table:style-name="ce22" table:formula="of:=[.D19]/([.$A19]+[.D$18])" office:value-type="float" office:value="498.1">
            <text:p>498</text:p>
          </table:table-cell>
          <table:table-cell table:style-name="ce22" table:formula="of:=[.E19]/([.$A19]+[.E$18])" office:value-type="float" office:value="339.766666666667">
            <text:p>340</text:p>
          </table:table-cell>
          <table:table-cell table:style-name="ce22" table:formula="of:=[.F19]/([.$A19]+[.F$18])" office:value-type="float" office:value="260.6">
            <text:p>261</text:p>
          </table:table-cell>
          <table:table-cell table:style-name="ce22" table:formula="of:=[.G19]/([.$A19]+[.G$18])" office:value-type="float" office:value="213.1">
            <text:p>213</text:p>
          </table:table-cell>
          <table:table-cell table:style-name="ce22" table:formula="of:=[.H19]/([.$A19]+[.H$18])" office:value-type="float" office:value="181.433333333333">
            <text:p>181</text:p>
          </table:table-cell>
          <table:table-cell table:style-name="ce22" table:formula="of:=[.I19]/([.$A19]+[.I$18])" office:value-type="float" office:value="158.814285714286">
            <text:p>159</text:p>
          </table:table-cell>
          <table:table-cell table:style-name="ce22" table:formula="of:=[.J19]/([.$A19]+[.J$18])" office:value-type="float" office:value="141.85">
            <text:p>142</text:p>
          </table:table-cell>
          <table:table-cell table:style-name="ce22" table:formula="of:=[.K19]/([.$A19]+[.K$18])" office:value-type="float" office:value="128.655555555556">
            <text:p>129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21" table:formula="of:=(QUOTIENT([.B$18]+([.$A21]-1);40)+1)*([.$B$5]+[.$B$7]*([.$H$9]-1)+[.$B$8])+([.B$18]+[.$A21])*([.$I$6]*[.$B$10]+[.$I$7]*[.$B$11])*[.$H$8]" office:value-type="float" office:value="1181">
            <text:p>1,181</text:p>
          </table:table-cell>
          <table:table-cell table:style-name="ce21" table:formula="of:=(QUOTIENT([.C$18]+([.$A21]-1);40)+1)*([.$B$5]+[.$B$7]*([.$H$9]-1)+[.$B$8])+([.C$18]+[.$A21])*([.$I$6]*[.$B$10]+[.$I$7]*[.$B$11])*[.$H$8]" office:value-type="float" office:value="1204.1">
            <text:p>1,204</text:p>
          </table:table-cell>
          <table:table-cell table:style-name="ce21" table:formula="of:=(QUOTIENT([.D$18]+([.$A21]-1);40)+1)*([.$B$5]+[.$B$7]*([.$H$9]-1)+[.$B$8])+([.D$18]+[.$A21])*([.$I$6]*[.$B$10]+[.$I$7]*[.$B$11])*[.$H$8]" office:value-type="float" office:value="1227.2">
            <text:p>1,227</text:p>
          </table:table-cell>
          <table:table-cell table:style-name="ce21" table:formula="of:=(QUOTIENT([.E$18]+([.$A21]-1);40)+1)*([.$B$5]+[.$B$7]*([.$H$9]-1)+[.$B$8])+([.E$18]+[.$A21])*([.$I$6]*[.$B$10]+[.$I$7]*[.$B$11])*[.$H$8]" office:value-type="float" office:value="1250.3">
            <text:p>1,250</text:p>
          </table:table-cell>
          <table:table-cell table:style-name="ce21" table:formula="of:=(QUOTIENT([.F$18]+([.$A21]-1);40)+1)*([.$B$5]+[.$B$7]*([.$H$9]-1)+[.$B$8])+([.F$18]+[.$A21])*([.$I$6]*[.$B$10]+[.$I$7]*[.$B$11])*[.$H$8]" office:value-type="float" office:value="1273.4">
            <text:p>1,273</text:p>
          </table:table-cell>
          <table:table-cell table:style-name="ce21" table:formula="of:=(QUOTIENT([.G$18]+([.$A21]-1);40)+1)*([.$B$5]+[.$B$7]*([.$H$9]-1)+[.$B$8])+([.G$18]+[.$A21])*([.$I$6]*[.$B$10]+[.$I$7]*[.$B$11])*[.$H$8]" office:value-type="float" office:value="1296.5">
            <text:p>1,297</text:p>
          </table:table-cell>
          <table:table-cell table:style-name="ce21" table:formula="of:=(QUOTIENT([.H$18]+([.$A21]-1);40)+1)*([.$B$5]+[.$B$7]*([.$H$9]-1)+[.$B$8])+([.H$18]+[.$A21])*([.$I$6]*[.$B$10]+[.$I$7]*[.$B$11])*[.$H$8]" office:value-type="float" office:value="1319.6">
            <text:p>1,320</text:p>
          </table:table-cell>
          <table:table-cell table:style-name="ce21" table:formula="of:=(QUOTIENT([.I$18]+([.$A21]-1);40)+1)*([.$B$5]+[.$B$7]*([.$H$9]-1)+[.$B$8])+([.I$18]+[.$A21])*([.$I$6]*[.$B$10]+[.$I$7]*[.$B$11])*[.$H$8]" office:value-type="float" office:value="1342.7">
            <text:p>1,343</text:p>
          </table:table-cell>
          <table:table-cell table:style-name="ce21" table:formula="of:=(QUOTIENT([.J$18]+([.$A21]-1);40)+1)*([.$B$5]+[.$B$7]*([.$H$9]-1)+[.$B$8])+([.J$18]+[.$A21])*([.$I$6]*[.$B$10]+[.$I$7]*[.$B$11])*[.$H$8]" office:value-type="float" office:value="1365.8">
            <text:p>1,366</text:p>
          </table:table-cell>
          <table:table-cell table:style-name="ce21" table:formula="of:=(QUOTIENT([.K$18]+([.$A21]-1);40)+1)*([.$B$5]+[.$B$7]*([.$H$9]-1)+[.$B$8])+([.K$18]+[.$A21])*([.$I$6]*[.$B$10]+[.$I$7]*[.$B$11])*[.$H$8]" office:value-type="float" office:value="1388.9">
            <text:p>1,389</text:p>
          </table:table-cell>
          <table:table-cell table:style-name="ce24" table:number-columns-repeated="8"/>
          <table:table-cell table:number-columns-repeated="1005"/>
        </table:table-row>
        <table:table-row table:style-name="ro2">
          <table:table-cell table:style-name="ce7"/>
          <table:table-cell table:style-name="ce22" table:formula="of:=[.B21]/([.$A21]+[.B$18])" office:value-type="float" office:value="118.1">
            <text:p>118</text:p>
          </table:table-cell>
          <table:table-cell table:style-name="ce22" table:formula="of:=[.C21]/([.$A21]+[.C$18])" office:value-type="float" office:value="109.463636363636">
            <text:p>109</text:p>
          </table:table-cell>
          <table:table-cell table:style-name="ce22" table:formula="of:=[.D21]/([.$A21]+[.D$18])" office:value-type="float" office:value="102.266666666667">
            <text:p>102</text:p>
          </table:table-cell>
          <table:table-cell table:style-name="ce34" table:formula="of:=[.E21]/([.$A21]+[.E$18])" office:value-type="float" office:value="96.1769230769231">
            <text:p>96</text:p>
          </table:table-cell>
          <table:table-cell table:style-name="ce22" table:formula="of:=[.F21]/([.$A21]+[.F$18])" office:value-type="float" office:value="90.9571428571429">
            <text:p>91</text:p>
          </table:table-cell>
          <table:table-cell table:style-name="ce22" table:formula="of:=[.G21]/([.$A21]+[.G$18])" office:value-type="float" office:value="86.4333333333333">
            <text:p>86</text:p>
          </table:table-cell>
          <table:table-cell table:style-name="ce22" table:formula="of:=[.H21]/([.$A21]+[.H$18])" office:value-type="float" office:value="82.475">
            <text:p>82</text:p>
          </table:table-cell>
          <table:table-cell table:style-name="ce22" table:formula="of:=[.I21]/([.$A21]+[.I$18])" office:value-type="float" office:value="78.9823529411765">
            <text:p>79</text:p>
          </table:table-cell>
          <table:table-cell table:style-name="ce22" table:formula="of:=[.J21]/([.$A21]+[.J$18])" office:value-type="float" office:value="75.8777777777778">
            <text:p>76</text:p>
          </table:table-cell>
          <table:table-cell table:style-name="ce22" table:formula="of:=[.K21]/([.$A21]+[.K$18])" office:value-type="float" office:value="73.1">
            <text:p>73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table:formula="of:=(QUOTIENT([.B$18]+([.$A23]-1);40)+1)*([.$B$5]+[.$B$7]*([.$H$9]-1)+[.$B$8])+([.B$18]+[.$A23])*([.$I$6]*[.$B$10]+[.$I$7]*[.$B$11])*[.$H$8]" office:value-type="float" office:value="1412">
            <text:p>1,412</text:p>
          </table:table-cell>
          <table:table-cell table:style-name="ce21" table:formula="of:=(QUOTIENT([.C$18]+([.$A23]-1);40)+1)*([.$B$5]+[.$B$7]*([.$H$9]-1)+[.$B$8])+([.C$18]+[.$A23])*([.$I$6]*[.$B$10]+[.$I$7]*[.$B$11])*[.$H$8]" office:value-type="float" office:value="1435.1">
            <text:p>1,435</text:p>
          </table:table-cell>
          <table:table-cell table:style-name="ce21" table:formula="of:=(QUOTIENT([.D$18]+([.$A23]-1);40)+1)*([.$B$5]+[.$B$7]*([.$H$9]-1)+[.$B$8])+([.D$18]+[.$A23])*([.$I$6]*[.$B$10]+[.$I$7]*[.$B$11])*[.$H$8]" office:value-type="float" office:value="1458.2">
            <text:p>1,458</text:p>
          </table:table-cell>
          <table:table-cell table:style-name="ce21" table:formula="of:=(QUOTIENT([.E$18]+([.$A23]-1);40)+1)*([.$B$5]+[.$B$7]*([.$H$9]-1)+[.$B$8])+([.E$18]+[.$A23])*([.$I$6]*[.$B$10]+[.$I$7]*[.$B$11])*[.$H$8]" office:value-type="float" office:value="1481.3">
            <text:p>1,481</text:p>
          </table:table-cell>
          <table:table-cell table:style-name="ce21" table:formula="of:=(QUOTIENT([.F$18]+([.$A23]-1);40)+1)*([.$B$5]+[.$B$7]*([.$H$9]-1)+[.$B$8])+([.F$18]+[.$A23])*([.$I$6]*[.$B$10]+[.$I$7]*[.$B$11])*[.$H$8]" office:value-type="float" office:value="1504.4">
            <text:p>1,504</text:p>
          </table:table-cell>
          <table:table-cell table:style-name="ce21" table:formula="of:=(QUOTIENT([.G$18]+([.$A23]-1);40)+1)*([.$B$5]+[.$B$7]*([.$H$9]-1)+[.$B$8])+([.G$18]+[.$A23])*([.$I$6]*[.$B$10]+[.$I$7]*[.$B$11])*[.$H$8]" office:value-type="float" office:value="1527.5">
            <text:p>1,528</text:p>
          </table:table-cell>
          <table:table-cell table:style-name="ce21" table:formula="of:=(QUOTIENT([.H$18]+([.$A23]-1);40)+1)*([.$B$5]+[.$B$7]*([.$H$9]-1)+[.$B$8])+([.H$18]+[.$A23])*([.$I$6]*[.$B$10]+[.$I$7]*[.$B$11])*[.$H$8]" office:value-type="float" office:value="1550.6">
            <text:p>1,551</text:p>
          </table:table-cell>
          <table:table-cell table:style-name="ce21" table:formula="of:=(QUOTIENT([.I$18]+([.$A23]-1);40)+1)*([.$B$5]+[.$B$7]*([.$H$9]-1)+[.$B$8])+([.I$18]+[.$A23])*([.$I$6]*[.$B$10]+[.$I$7]*[.$B$11])*[.$H$8]" office:value-type="float" office:value="1573.7">
            <text:p>1,574</text:p>
          </table:table-cell>
          <table:table-cell table:style-name="ce21" table:formula="of:=(QUOTIENT([.J$18]+([.$A23]-1);40)+1)*([.$B$5]+[.$B$7]*([.$H$9]-1)+[.$B$8])+([.J$18]+[.$A23])*([.$I$6]*[.$B$10]+[.$I$7]*[.$B$11])*[.$H$8]" office:value-type="float" office:value="1596.8">
            <text:p>1,597</text:p>
          </table:table-cell>
          <table:table-cell table:style-name="ce21" table:formula="of:=(QUOTIENT([.K$18]+([.$A23]-1);40)+1)*([.$B$5]+[.$B$7]*([.$H$9]-1)+[.$B$8])+([.K$18]+[.$A23])*([.$I$6]*[.$B$10]+[.$I$7]*[.$B$11])*[.$H$8]" office:value-type="float" office:value="1619.9">
            <text:p>1,620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22" table:formula="of:=[.B23]/([.$A23]+[.B$18])" office:value-type="float" office:value="70.6">
            <text:p>71</text:p>
          </table:table-cell>
          <table:table-cell table:style-name="ce22" table:formula="of:=[.C23]/([.$A23]+[.C$18])" office:value-type="float" office:value="68.3380952380952">
            <text:p>68</text:p>
          </table:table-cell>
          <table:table-cell table:style-name="ce22" table:formula="of:=[.D23]/([.$A23]+[.D$18])" office:value-type="float" office:value="66.2818181818182">
            <text:p>66</text:p>
          </table:table-cell>
          <table:table-cell table:style-name="ce34" table:formula="of:=[.E23]/([.$A23]+[.E$18])" office:value-type="float" office:value="64.404347826087">
            <text:p>64</text:p>
          </table:table-cell>
          <table:table-cell table:style-name="ce22" table:formula="of:=[.F23]/([.$A23]+[.F$18])" office:value-type="float" office:value="62.6833333333333">
            <text:p>63</text:p>
          </table:table-cell>
          <table:table-cell table:style-name="ce22" table:formula="of:=[.G23]/([.$A23]+[.G$18])" office:value-type="float" office:value="61.1">
            <text:p>61</text:p>
          </table:table-cell>
          <table:table-cell table:style-name="ce22" table:formula="of:=[.H23]/([.$A23]+[.H$18])" office:value-type="float" office:value="59.6384615384615">
            <text:p>60</text:p>
          </table:table-cell>
          <table:table-cell table:style-name="ce22" table:formula="of:=[.I23]/([.$A23]+[.I$18])" office:value-type="float" office:value="58.2851851851852">
            <text:p>58</text:p>
          </table:table-cell>
          <table:table-cell table:style-name="ce22" table:formula="of:=[.J23]/([.$A23]+[.J$18])" office:value-type="float" office:value="57.0285714285714">
            <text:p>57</text:p>
          </table:table-cell>
          <table:table-cell table:style-name="ce22" table:formula="of:=[.K23]/([.$A23]+[.K$18])" office:value-type="float" office:value="55.8586206896552">
            <text:p>56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21" table:formula="of:=(QUOTIENT([.B$18]+([.$A25]-1);40)+1)*([.$B$5]+[.$B$7]*([.$H$9]-1)+[.$B$8])+([.B$18]+[.$A25])*([.$I$6]*[.$B$10]+[.$I$7]*[.$B$11])*[.$H$8]" office:value-type="float" office:value="1643">
            <text:p>1,643</text:p>
          </table:table-cell>
          <table:table-cell table:style-name="ce21" table:formula="of:=(QUOTIENT([.C$18]+([.$A25]-1);40)+1)*([.$B$5]+[.$B$7]*([.$H$9]-1)+[.$B$8])+([.C$18]+[.$A25])*([.$I$6]*[.$B$10]+[.$I$7]*[.$B$11])*[.$H$8]" office:value-type="float" office:value="1666.1">
            <text:p>1,666</text:p>
          </table:table-cell>
          <table:table-cell table:style-name="ce21" table:formula="of:=(QUOTIENT([.D$18]+([.$A25]-1);40)+1)*([.$B$5]+[.$B$7]*([.$H$9]-1)+[.$B$8])+([.D$18]+[.$A25])*([.$I$6]*[.$B$10]+[.$I$7]*[.$B$11])*[.$H$8]" office:value-type="float" office:value="1689.2">
            <text:p>1,689</text:p>
          </table:table-cell>
          <table:table-cell table:style-name="ce21" table:formula="of:=(QUOTIENT([.E$18]+([.$A25]-1);40)+1)*([.$B$5]+[.$B$7]*([.$H$9]-1)+[.$B$8])+([.E$18]+[.$A25])*([.$I$6]*[.$B$10]+[.$I$7]*[.$B$11])*[.$H$8]" office:value-type="float" office:value="1712.3">
            <text:p>1,712</text:p>
          </table:table-cell>
          <table:table-cell table:style-name="ce21" table:formula="of:=(QUOTIENT([.F$18]+([.$A25]-1);40)+1)*([.$B$5]+[.$B$7]*([.$H$9]-1)+[.$B$8])+([.F$18]+[.$A25])*([.$I$6]*[.$B$10]+[.$I$7]*[.$B$11])*[.$H$8]" office:value-type="float" office:value="1735.4">
            <text:p>1,735</text:p>
          </table:table-cell>
          <table:table-cell table:style-name="ce21" table:formula="of:=(QUOTIENT([.G$18]+([.$A25]-1);40)+1)*([.$B$5]+[.$B$7]*([.$H$9]-1)+[.$B$8])+([.G$18]+[.$A25])*([.$I$6]*[.$B$10]+[.$I$7]*[.$B$11])*[.$H$8]" office:value-type="float" office:value="1758.5">
            <text:p>1,759</text:p>
          </table:table-cell>
          <table:table-cell table:style-name="ce21" table:formula="of:=(QUOTIENT([.H$18]+([.$A25]-1);40)+1)*([.$B$5]+[.$B$7]*([.$H$9]-1)+[.$B$8])+([.H$18]+[.$A25])*([.$I$6]*[.$B$10]+[.$I$7]*[.$B$11])*[.$H$8]" office:value-type="float" office:value="1781.6">
            <text:p>1,782</text:p>
          </table:table-cell>
          <table:table-cell table:style-name="ce21" table:formula="of:=(QUOTIENT([.I$18]+([.$A25]-1);40)+1)*([.$B$5]+[.$B$7]*([.$H$9]-1)+[.$B$8])+([.I$18]+[.$A25])*([.$I$6]*[.$B$10]+[.$I$7]*[.$B$11])*[.$H$8]" office:value-type="float" office:value="1804.7">
            <text:p>1,805</text:p>
          </table:table-cell>
          <table:table-cell table:style-name="ce21" table:formula="of:=(QUOTIENT([.J$18]+([.$A25]-1);40)+1)*([.$B$5]+[.$B$7]*([.$H$9]-1)+[.$B$8])+([.J$18]+[.$A25])*([.$I$6]*[.$B$10]+[.$I$7]*[.$B$11])*[.$H$8]" office:value-type="float" office:value="1827.8">
            <text:p>1,828</text:p>
          </table:table-cell>
          <table:table-cell table:style-name="ce21" table:formula="of:=(QUOTIENT([.K$18]+([.$A25]-1);40)+1)*([.$B$5]+[.$B$7]*([.$H$9]-1)+[.$B$8])+([.K$18]+[.$A25])*([.$I$6]*[.$B$10]+[.$I$7]*[.$B$11])*[.$H$8]" office:value-type="float" office:value="1850.9">
            <text:p>1,851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5]/([.$A25]+[.B$18])" office:value-type="float" office:value="54.7666666666667">
            <text:p>55</text:p>
          </table:table-cell>
          <table:table-cell table:style-name="ce22" table:formula="of:=[.C25]/([.$A25]+[.C$18])" office:value-type="float" office:value="53.7451612903226">
            <text:p>54</text:p>
          </table:table-cell>
          <table:table-cell table:style-name="ce22" table:formula="of:=[.D25]/([.$A25]+[.D$18])" office:value-type="float" office:value="52.7875">
            <text:p>53</text:p>
          </table:table-cell>
          <table:table-cell table:style-name="ce34" table:formula="of:=[.E25]/([.$A25]+[.E$18])" office:value-type="float" office:value="51.8878787878788">
            <text:p>52</text:p>
          </table:table-cell>
          <table:table-cell table:style-name="ce22" table:formula="of:=[.F25]/([.$A25]+[.F$18])" office:value-type="float" office:value="51.0411764705882">
            <text:p>51</text:p>
          </table:table-cell>
          <table:table-cell table:style-name="ce22" table:formula="of:=[.G25]/([.$A25]+[.G$18])" office:value-type="float" office:value="50.2428571428571">
            <text:p>50</text:p>
          </table:table-cell>
          <table:table-cell table:style-name="ce22" table:formula="of:=[.H25]/([.$A25]+[.H$18])" office:value-type="float" office:value="49.4888888888889">
            <text:p>49</text:p>
          </table:table-cell>
          <table:table-cell table:style-name="ce22" table:formula="of:=[.I25]/([.$A25]+[.I$18])" office:value-type="float" office:value="48.7756756756757">
            <text:p>49</text:p>
          </table:table-cell>
          <table:table-cell table:style-name="ce22" table:formula="of:=[.J25]/([.$A25]+[.J$18])" office:value-type="float" office:value="48.1">
            <text:p>48</text:p>
          </table:table-cell>
          <table:table-cell table:style-name="ce22" table:formula="of:=[.K25]/([.$A25]+[.K$18])" office:value-type="float" office:value="47.4589743589744">
            <text:p>47</text:p>
          </table:table-cell>
          <table:table-cell table:style-name="ce43"/>
          <table:table-cell table:number-columns-repeated="1012"/>
        </table:table-row>
        <table:table-row table:style-name="ro2">
          <table:table-cell table:style-name="ce8" office:value-type="float" office:value="40">
            <text:p>40</text:p>
          </table:table-cell>
          <table:table-cell table:style-name="ce21" table:formula="of:=(QUOTIENT([.B$18]+([.$A27]-1);40)+1)*([.$B$5]+[.$B$7]*([.$H$9]-1)+[.$B$8])+([.B$18]+[.$A27])*([.$I$6]*[.$B$10]+[.$I$7]*[.$B$11])*[.$H$8]" office:value-type="float" office:value="1874">
            <text:p>1,874</text:p>
          </table:table-cell>
          <table:table-cell table:style-name="ce21" table:formula="of:=(QUOTIENT([.C$18]+([.$A27]-1);40)+1)*([.$B$5]+[.$B$7]*([.$H$9]-1)+[.$B$8])+([.C$18]+[.$A27])*([.$I$6]*[.$B$10]+[.$I$7]*[.$B$11])*[.$H$8]" office:value-type="float" office:value="2847.1">
            <text:p>2,847</text:p>
          </table:table-cell>
          <table:table-cell table:style-name="ce21" table:formula="of:=(QUOTIENT([.D$18]+([.$A27]-1);40)+1)*([.$B$5]+[.$B$7]*([.$H$9]-1)+[.$B$8])+([.D$18]+[.$A27])*([.$I$6]*[.$B$10]+[.$I$7]*[.$B$11])*[.$H$8]" office:value-type="float" office:value="2870.2">
            <text:p>2,870</text:p>
          </table:table-cell>
          <table:table-cell table:style-name="ce21" table:formula="of:=(QUOTIENT([.E$18]+([.$A27]-1);40)+1)*([.$B$5]+[.$B$7]*([.$H$9]-1)+[.$B$8])+([.E$18]+[.$A27])*([.$I$6]*[.$B$10]+[.$I$7]*[.$B$11])*[.$H$8]" office:value-type="float" office:value="2893.3">
            <text:p>2,893</text:p>
          </table:table-cell>
          <table:table-cell table:style-name="ce21" table:formula="of:=(QUOTIENT([.F$18]+([.$A27]-1);40)+1)*([.$B$5]+[.$B$7]*([.$H$9]-1)+[.$B$8])+([.F$18]+[.$A27])*([.$I$6]*[.$B$10]+[.$I$7]*[.$B$11])*[.$H$8]" office:value-type="float" office:value="2916.4">
            <text:p>2,916</text:p>
          </table:table-cell>
          <table:table-cell table:style-name="ce21" table:formula="of:=(QUOTIENT([.G$18]+([.$A27]-1);40)+1)*([.$B$5]+[.$B$7]*([.$H$9]-1)+[.$B$8])+([.G$18]+[.$A27])*([.$I$6]*[.$B$10]+[.$I$7]*[.$B$11])*[.$H$8]" office:value-type="float" office:value="2939.5">
            <text:p>2,940</text:p>
          </table:table-cell>
          <table:table-cell table:style-name="ce21" table:formula="of:=(QUOTIENT([.H$18]+([.$A27]-1);40)+1)*([.$B$5]+[.$B$7]*([.$H$9]-1)+[.$B$8])+([.H$18]+[.$A27])*([.$I$6]*[.$B$10]+[.$I$7]*[.$B$11])*[.$H$8]" office:value-type="float" office:value="2962.6">
            <text:p>2,963</text:p>
          </table:table-cell>
          <table:table-cell table:style-name="ce21" table:formula="of:=(QUOTIENT([.I$18]+([.$A27]-1);40)+1)*([.$B$5]+[.$B$7]*([.$H$9]-1)+[.$B$8])+([.I$18]+[.$A27])*([.$I$6]*[.$B$10]+[.$I$7]*[.$B$11])*[.$H$8]" office:value-type="float" office:value="2985.7">
            <text:p>2,986</text:p>
          </table:table-cell>
          <table:table-cell table:style-name="ce21" table:formula="of:=(QUOTIENT([.J$18]+([.$A27]-1);40)+1)*([.$B$5]+[.$B$7]*([.$H$9]-1)+[.$B$8])+([.J$18]+[.$A27])*([.$I$6]*[.$B$10]+[.$I$7]*[.$B$11])*[.$H$8]" office:value-type="float" office:value="3008.8">
            <text:p>3,009</text:p>
          </table:table-cell>
          <table:table-cell table:style-name="ce21" table:formula="of:=(QUOTIENT([.K$18]+([.$A27]-1);40)+1)*([.$B$5]+[.$B$7]*([.$H$9]-1)+[.$B$8])+([.K$18]+[.$A27])*([.$I$6]*[.$B$10]+[.$I$7]*[.$B$11])*[.$H$8]" office:value-type="float" office:value="3031.9">
            <text:p>3,032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7]/([.$A27]+[.B$18])" office:value-type="float" office:value="46.85">
            <text:p>47</text:p>
          </table:table-cell>
          <table:table-cell table:style-name="ce22" table:formula="of:=[.C27]/([.$A27]+[.C$18])" office:value-type="float" office:value="69.4414634146341">
            <text:p>69</text:p>
          </table:table-cell>
          <table:table-cell table:style-name="ce22" table:formula="of:=[.D27]/([.$A27]+[.D$18])" office:value-type="float" office:value="68.3380952380952">
            <text:p>68</text:p>
          </table:table-cell>
          <table:table-cell table:style-name="ce34" table:formula="of:=[.E27]/([.$A27]+[.E$18])" office:value-type="float" office:value="67.2860465116279">
            <text:p>67</text:p>
          </table:table-cell>
          <table:table-cell table:style-name="ce22" table:formula="of:=[.F27]/([.$A27]+[.F$18])" office:value-type="float" office:value="66.2818181818182">
            <text:p>66</text:p>
          </table:table-cell>
          <table:table-cell table:style-name="ce22" table:formula="of:=[.G27]/([.$A27]+[.G$18])" office:value-type="float" office:value="65.3222222222222">
            <text:p>65</text:p>
          </table:table-cell>
          <table:table-cell table:style-name="ce22" table:formula="of:=[.H27]/([.$A27]+[.H$18])" office:value-type="float" office:value="64.404347826087">
            <text:p>64</text:p>
          </table:table-cell>
          <table:table-cell table:style-name="ce22" table:formula="of:=[.I27]/([.$A27]+[.I$18])" office:value-type="float" office:value="63.5255319148936">
            <text:p>64</text:p>
          </table:table-cell>
          <table:table-cell table:style-name="ce22" table:formula="of:=[.J27]/([.$A27]+[.J$18])" office:value-type="float" office:value="62.6833333333333">
            <text:p>63</text:p>
          </table:table-cell>
          <table:table-cell table:style-name="ce22" table:formula="of:=[.K27]/([.$A27]+[.K$18])" office:value-type="float" office:value="61.8755102040816">
            <text:p>62</text:p>
          </table:table-cell>
          <table:table-cell table:number-columns-repeated="1013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21" table:formula="of:=(QUOTIENT([.B$18]+([.$A29]-1);40)+1)*([.$B$5]+[.$B$7]*([.$H$9]-1)+[.$B$8])+([.B$18]+[.$A29])*([.$I$6]*[.$B$10]+[.$I$7]*[.$B$11])*[.$H$8]" office:value-type="float" office:value="3055">
            <text:p>3,055</text:p>
          </table:table-cell>
          <table:table-cell table:style-name="ce21" table:formula="of:=(QUOTIENT([.C$18]+([.$A29]-1);40)+1)*([.$B$5]+[.$B$7]*([.$H$9]-1)+[.$B$8])+([.C$18]+[.$A29])*([.$I$6]*[.$B$10]+[.$I$7]*[.$B$11])*[.$H$8]" office:value-type="float" office:value="3078.1">
            <text:p>3,078</text:p>
          </table:table-cell>
          <table:table-cell table:style-name="ce21" table:formula="of:=(QUOTIENT([.D$18]+([.$A29]-1);40)+1)*([.$B$5]+[.$B$7]*([.$H$9]-1)+[.$B$8])+([.D$18]+[.$A29])*([.$I$6]*[.$B$10]+[.$I$7]*[.$B$11])*[.$H$8]" office:value-type="float" office:value="3101.2">
            <text:p>3,101</text:p>
          </table:table-cell>
          <table:table-cell table:style-name="ce21" table:formula="of:=(QUOTIENT([.E$18]+([.$A29]-1);40)+1)*([.$B$5]+[.$B$7]*([.$H$9]-1)+[.$B$8])+([.E$18]+[.$A29])*([.$I$6]*[.$B$10]+[.$I$7]*[.$B$11])*[.$H$8]" office:value-type="float" office:value="3124.3">
            <text:p>3,124</text:p>
          </table:table-cell>
          <table:table-cell table:style-name="ce21" table:formula="of:=(QUOTIENT([.F$18]+([.$A29]-1);40)+1)*([.$B$5]+[.$B$7]*([.$H$9]-1)+[.$B$8])+([.F$18]+[.$A29])*([.$I$6]*[.$B$10]+[.$I$7]*[.$B$11])*[.$H$8]" office:value-type="float" office:value="3147.4">
            <text:p>3,147</text:p>
          </table:table-cell>
          <table:table-cell table:style-name="ce21" table:formula="of:=(QUOTIENT([.G$18]+([.$A29]-1);40)+1)*([.$B$5]+[.$B$7]*([.$H$9]-1)+[.$B$8])+([.G$18]+[.$A29])*([.$I$6]*[.$B$10]+[.$I$7]*[.$B$11])*[.$H$8]" office:value-type="float" office:value="3170.5">
            <text:p>3,171</text:p>
          </table:table-cell>
          <table:table-cell table:style-name="ce21" table:formula="of:=(QUOTIENT([.H$18]+([.$A29]-1);40)+1)*([.$B$5]+[.$B$7]*([.$H$9]-1)+[.$B$8])+([.H$18]+[.$A29])*([.$I$6]*[.$B$10]+[.$I$7]*[.$B$11])*[.$H$8]" office:value-type="float" office:value="3193.6">
            <text:p>3,194</text:p>
          </table:table-cell>
          <table:table-cell table:style-name="ce21" table:formula="of:=(QUOTIENT([.I$18]+([.$A29]-1);40)+1)*([.$B$5]+[.$B$7]*([.$H$9]-1)+[.$B$8])+([.I$18]+[.$A29])*([.$I$6]*[.$B$10]+[.$I$7]*[.$B$11])*[.$H$8]" office:value-type="float" office:value="3216.7">
            <text:p>3,217</text:p>
          </table:table-cell>
          <table:table-cell table:style-name="ce21" table:formula="of:=(QUOTIENT([.J$18]+([.$A29]-1);40)+1)*([.$B$5]+[.$B$7]*([.$H$9]-1)+[.$B$8])+([.J$18]+[.$A29])*([.$I$6]*[.$B$10]+[.$I$7]*[.$B$11])*[.$H$8]" office:value-type="float" office:value="3239.8">
            <text:p>3,240</text:p>
          </table:table-cell>
          <table:table-cell table:style-name="ce21" table:formula="of:=(QUOTIENT([.K$18]+([.$A29]-1);40)+1)*([.$B$5]+[.$B$7]*([.$H$9]-1)+[.$B$8])+([.K$18]+[.$A29])*([.$I$6]*[.$B$10]+[.$I$7]*[.$B$11])*[.$H$8]" office:value-type="float" office:value="3262.9">
            <text:p>3,263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9]/([.$A29]+[.B$18])" office:value-type="float" office:value="61.1">
            <text:p>61</text:p>
          </table:table-cell>
          <table:table-cell table:style-name="ce22" table:formula="of:=[.C29]/([.$A29]+[.C$18])" office:value-type="float" office:value="60.3549019607843">
            <text:p>60</text:p>
          </table:table-cell>
          <table:table-cell table:style-name="ce22" table:formula="of:=[.D29]/([.$A29]+[.D$18])" office:value-type="float" office:value="59.6384615384615">
            <text:p>60</text:p>
          </table:table-cell>
          <table:table-cell table:style-name="ce22" table:formula="of:=[.E29]/([.$A29]+[.E$18])" office:value-type="float" office:value="58.9490566037736">
            <text:p>59</text:p>
          </table:table-cell>
          <table:table-cell table:style-name="ce22" table:formula="of:=[.F29]/([.$A29]+[.F$18])" office:value-type="float" office:value="58.2851851851852">
            <text:p>58</text:p>
          </table:table-cell>
          <table:table-cell table:style-name="ce22" table:formula="of:=[.G29]/([.$A29]+[.G$18])" office:value-type="float" office:value="57.6454545454545">
            <text:p>58</text:p>
          </table:table-cell>
          <table:table-cell table:style-name="ce22" table:formula="of:=[.H29]/([.$A29]+[.H$18])" office:value-type="float" office:value="57.0285714285714">
            <text:p>57</text:p>
          </table:table-cell>
          <table:table-cell table:style-name="ce22" table:formula="of:=[.I29]/([.$A29]+[.I$18])" office:value-type="float" office:value="56.4333333333333">
            <text:p>56</text:p>
          </table:table-cell>
          <table:table-cell table:style-name="ce22" table:formula="of:=[.J29]/([.$A29]+[.J$18])" office:value-type="float" office:value="55.8586206896552">
            <text:p>56</text:p>
          </table:table-cell>
          <table:table-cell table:style-name="ce22" table:formula="of:=[.K29]/([.$A29]+[.K$18])" office:value-type="float" office:value="55.3033898305085">
            <text:p>55</text:p>
          </table:table-cell>
          <table:table-cell table:number-columns-repeated="1013"/>
        </table:table-row>
        <table:table-row table:style-name="ro2">
          <table:table-cell table:style-name="ce8" office:value-type="float" office:value="60">
            <text:p>60</text:p>
          </table:table-cell>
          <table:table-cell table:style-name="ce21" table:formula="of:=(QUOTIENT([.B$18]+([.$A31]-1);40)+1)*([.$B$5]+[.$B$7]*([.$H$9]-1)+[.$B$8])+([.B$18]+[.$A31])*([.$I$6]*[.$B$10]+[.$I$7]*[.$B$11])*[.$H$8]" office:value-type="float" office:value="3286">
            <text:p>3,286</text:p>
          </table:table-cell>
          <table:table-cell table:style-name="ce21" table:formula="of:=(QUOTIENT([.C$18]+([.$A31]-1);40)+1)*([.$B$5]+[.$B$7]*([.$H$9]-1)+[.$B$8])+([.C$18]+[.$A31])*([.$I$6]*[.$B$10]+[.$I$7]*[.$B$11])*[.$H$8]" office:value-type="float" office:value="3309.1">
            <text:p>3,309</text:p>
          </table:table-cell>
          <table:table-cell table:style-name="ce21" table:formula="of:=(QUOTIENT([.D$18]+([.$A31]-1);40)+1)*([.$B$5]+[.$B$7]*([.$H$9]-1)+[.$B$8])+([.D$18]+[.$A31])*([.$I$6]*[.$B$10]+[.$I$7]*[.$B$11])*[.$H$8]" office:value-type="float" office:value="3332.2">
            <text:p>3,332</text:p>
          </table:table-cell>
          <table:table-cell table:style-name="ce21" table:formula="of:=(QUOTIENT([.E$18]+([.$A31]-1);40)+1)*([.$B$5]+[.$B$7]*([.$H$9]-1)+[.$B$8])+([.E$18]+[.$A31])*([.$I$6]*[.$B$10]+[.$I$7]*[.$B$11])*[.$H$8]" office:value-type="float" office:value="3355.3">
            <text:p>3,355</text:p>
          </table:table-cell>
          <table:table-cell table:style-name="ce21" table:formula="of:=(QUOTIENT([.F$18]+([.$A31]-1);40)+1)*([.$B$5]+[.$B$7]*([.$H$9]-1)+[.$B$8])+([.F$18]+[.$A31])*([.$I$6]*[.$B$10]+[.$I$7]*[.$B$11])*[.$H$8]" office:value-type="float" office:value="3378.4">
            <text:p>3,378</text:p>
          </table:table-cell>
          <table:table-cell table:style-name="ce21" table:formula="of:=(QUOTIENT([.G$18]+([.$A31]-1);40)+1)*([.$B$5]+[.$B$7]*([.$H$9]-1)+[.$B$8])+([.G$18]+[.$A31])*([.$I$6]*[.$B$10]+[.$I$7]*[.$B$11])*[.$H$8]" office:value-type="float" office:value="3401.5">
            <text:p>3,402</text:p>
          </table:table-cell>
          <table:table-cell table:style-name="ce21" table:formula="of:=(QUOTIENT([.H$18]+([.$A31]-1);40)+1)*([.$B$5]+[.$B$7]*([.$H$9]-1)+[.$B$8])+([.H$18]+[.$A31])*([.$I$6]*[.$B$10]+[.$I$7]*[.$B$11])*[.$H$8]" office:value-type="float" office:value="3424.6">
            <text:p>3,425</text:p>
          </table:table-cell>
          <table:table-cell table:style-name="ce21" table:formula="of:=(QUOTIENT([.I$18]+([.$A31]-1);40)+1)*([.$B$5]+[.$B$7]*([.$H$9]-1)+[.$B$8])+([.I$18]+[.$A31])*([.$I$6]*[.$B$10]+[.$I$7]*[.$B$11])*[.$H$8]" office:value-type="float" office:value="3447.7">
            <text:p>3,448</text:p>
          </table:table-cell>
          <table:table-cell table:style-name="ce21" table:formula="of:=(QUOTIENT([.J$18]+([.$A31]-1);40)+1)*([.$B$5]+[.$B$7]*([.$H$9]-1)+[.$B$8])+([.J$18]+[.$A31])*([.$I$6]*[.$B$10]+[.$I$7]*[.$B$11])*[.$H$8]" office:value-type="float" office:value="3470.8">
            <text:p>3,471</text:p>
          </table:table-cell>
          <table:table-cell table:style-name="ce21" table:formula="of:=(QUOTIENT([.K$18]+([.$A31]-1);40)+1)*([.$B$5]+[.$B$7]*([.$H$9]-1)+[.$B$8])+([.K$18]+[.$A31])*([.$I$6]*[.$B$10]+[.$I$7]*[.$B$11])*[.$H$8]" office:value-type="float" office:value="3493.9">
            <text:p>3,494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1]/([.$A31]+[.B$18])" office:value-type="float" office:value="54.7666666666667">
            <text:p>55</text:p>
          </table:table-cell>
          <table:table-cell table:style-name="ce22" table:formula="of:=[.C31]/([.$A31]+[.C$18])" office:value-type="float" office:value="54.2475409836066">
            <text:p>54</text:p>
          </table:table-cell>
          <table:table-cell table:style-name="ce22" table:formula="of:=[.D31]/([.$A31]+[.D$18])" office:value-type="float" office:value="53.7451612903226">
            <text:p>54</text:p>
          </table:table-cell>
          <table:table-cell table:style-name="ce22" table:formula="of:=[.E31]/([.$A31]+[.E$18])" office:value-type="float" office:value="53.2587301587302">
            <text:p>53</text:p>
          </table:table-cell>
          <table:table-cell table:style-name="ce22" table:formula="of:=[.F31]/([.$A31]+[.F$18])" office:value-type="float" office:value="52.7875">
            <text:p>53</text:p>
          </table:table-cell>
          <table:table-cell table:style-name="ce22" table:formula="of:=[.G31]/([.$A31]+[.G$18])" office:value-type="float" office:value="52.3307692307692">
            <text:p>52</text:p>
          </table:table-cell>
          <table:table-cell table:style-name="ce22" table:formula="of:=[.H31]/([.$A31]+[.H$18])" office:value-type="float" office:value="51.8878787878788">
            <text:p>52</text:p>
          </table:table-cell>
          <table:table-cell table:style-name="ce22" table:formula="of:=[.I31]/([.$A31]+[.I$18])" office:value-type="float" office:value="51.4582089552239">
            <text:p>51</text:p>
          </table:table-cell>
          <table:table-cell table:style-name="ce22" table:formula="of:=[.J31]/([.$A31]+[.J$18])" office:value-type="float" office:value="51.0411764705882">
            <text:p>51</text:p>
          </table:table-cell>
          <table:table-cell table:style-name="ce22" table:formula="of:=[.K31]/([.$A31]+[.K$18])" office:value-type="float" office:value="50.636231884058">
            <text:p>51</text:p>
          </table:table-cell>
          <table:table-cell table:number-columns-repeated="1013"/>
        </table:table-row>
        <table:table-row table:style-name="ro2">
          <table:table-cell table:style-name="ce8" office:value-type="float" office:value="70">
            <text:p>70</text:p>
          </table:table-cell>
          <table:table-cell table:style-name="ce21" table:formula="of:=(QUOTIENT([.B$18]+([.$A33]-1);40)+1)*([.$B$5]+[.$B$7]*([.$H$9]-1)+[.$B$8])+([.B$18]+[.$A33])*([.$I$6]*[.$B$10]+[.$I$7]*[.$B$11])*[.$H$8]" office:value-type="float" office:value="3517">
            <text:p>3,517</text:p>
          </table:table-cell>
          <table:table-cell table:style-name="ce21" table:formula="of:=(QUOTIENT([.C$18]+([.$A33]-1);40)+1)*([.$B$5]+[.$B$7]*([.$H$9]-1)+[.$B$8])+([.C$18]+[.$A33])*([.$I$6]*[.$B$10]+[.$I$7]*[.$B$11])*[.$H$8]" office:value-type="float" office:value="3540.1">
            <text:p>3,540</text:p>
          </table:table-cell>
          <table:table-cell table:style-name="ce21" table:formula="of:=(QUOTIENT([.D$18]+([.$A33]-1);40)+1)*([.$B$5]+[.$B$7]*([.$H$9]-1)+[.$B$8])+([.D$18]+[.$A33])*([.$I$6]*[.$B$10]+[.$I$7]*[.$B$11])*[.$H$8]" office:value-type="float" office:value="3563.2">
            <text:p>3,563</text:p>
          </table:table-cell>
          <table:table-cell table:style-name="ce21" table:formula="of:=(QUOTIENT([.E$18]+([.$A33]-1);40)+1)*([.$B$5]+[.$B$7]*([.$H$9]-1)+[.$B$8])+([.E$18]+[.$A33])*([.$I$6]*[.$B$10]+[.$I$7]*[.$B$11])*[.$H$8]" office:value-type="float" office:value="3586.3">
            <text:p>3,586</text:p>
          </table:table-cell>
          <table:table-cell table:style-name="ce21" table:formula="of:=(QUOTIENT([.F$18]+([.$A33]-1);40)+1)*([.$B$5]+[.$B$7]*([.$H$9]-1)+[.$B$8])+([.F$18]+[.$A33])*([.$I$6]*[.$B$10]+[.$I$7]*[.$B$11])*[.$H$8]" office:value-type="float" office:value="3609.4">
            <text:p>3,609</text:p>
          </table:table-cell>
          <table:table-cell table:style-name="ce21" table:formula="of:=(QUOTIENT([.G$18]+([.$A33]-1);40)+1)*([.$B$5]+[.$B$7]*([.$H$9]-1)+[.$B$8])+([.G$18]+[.$A33])*([.$I$6]*[.$B$10]+[.$I$7]*[.$B$11])*[.$H$8]" office:value-type="float" office:value="3632.5">
            <text:p>3,633</text:p>
          </table:table-cell>
          <table:table-cell table:style-name="ce21" table:formula="of:=(QUOTIENT([.H$18]+([.$A33]-1);40)+1)*([.$B$5]+[.$B$7]*([.$H$9]-1)+[.$B$8])+([.H$18]+[.$A33])*([.$I$6]*[.$B$10]+[.$I$7]*[.$B$11])*[.$H$8]" office:value-type="float" office:value="3655.6">
            <text:p>3,656</text:p>
          </table:table-cell>
          <table:table-cell table:style-name="ce21" table:formula="of:=(QUOTIENT([.I$18]+([.$A33]-1);40)+1)*([.$B$5]+[.$B$7]*([.$H$9]-1)+[.$B$8])+([.I$18]+[.$A33])*([.$I$6]*[.$B$10]+[.$I$7]*[.$B$11])*[.$H$8]" office:value-type="float" office:value="3678.7">
            <text:p>3,679</text:p>
          </table:table-cell>
          <table:table-cell table:style-name="ce21" table:formula="of:=(QUOTIENT([.J$18]+([.$A33]-1);40)+1)*([.$B$5]+[.$B$7]*([.$H$9]-1)+[.$B$8])+([.J$18]+[.$A33])*([.$I$6]*[.$B$10]+[.$I$7]*[.$B$11])*[.$H$8]" office:value-type="float" office:value="3701.8">
            <text:p>3,702</text:p>
          </table:table-cell>
          <table:table-cell table:style-name="ce21" table:formula="of:=(QUOTIENT([.K$18]+([.$A33]-1);40)+1)*([.$B$5]+[.$B$7]*([.$H$9]-1)+[.$B$8])+([.K$18]+[.$A33])*([.$I$6]*[.$B$10]+[.$I$7]*[.$B$11])*[.$H$8]" office:value-type="float" office:value="3724.9">
            <text:p>3,725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3]/([.$A33]+[.B$18])" office:value-type="float" office:value="50.2428571428571">
            <text:p>50</text:p>
          </table:table-cell>
          <table:table-cell table:style-name="ce22" table:formula="of:=[.C33]/([.$A33]+[.C$18])" office:value-type="float" office:value="49.8605633802817">
            <text:p>50</text:p>
          </table:table-cell>
          <table:table-cell table:style-name="ce22" table:formula="of:=[.D33]/([.$A33]+[.D$18])" office:value-type="float" office:value="49.4888888888889">
            <text:p>49</text:p>
          </table:table-cell>
          <table:table-cell table:style-name="ce22" table:formula="of:=[.E33]/([.$A33]+[.E$18])" office:value-type="float" office:value="49.127397260274">
            <text:p>49</text:p>
          </table:table-cell>
          <table:table-cell table:style-name="ce22" table:formula="of:=[.F33]/([.$A33]+[.F$18])" office:value-type="float" office:value="48.7756756756757">
            <text:p>49</text:p>
          </table:table-cell>
          <table:table-cell table:style-name="ce22" table:formula="of:=[.G33]/([.$A33]+[.G$18])" office:value-type="float" office:value="48.4333333333333">
            <text:p>48</text:p>
          </table:table-cell>
          <table:table-cell table:style-name="ce22" table:formula="of:=[.H33]/([.$A33]+[.H$18])" office:value-type="float" office:value="48.1">
            <text:p>48</text:p>
          </table:table-cell>
          <table:table-cell table:style-name="ce22" table:formula="of:=[.I33]/([.$A33]+[.I$18])" office:value-type="float" office:value="47.7753246753247">
            <text:p>48</text:p>
          </table:table-cell>
          <table:table-cell table:style-name="ce22" table:formula="of:=[.J33]/([.$A33]+[.J$18])" office:value-type="float" office:value="47.4589743589744">
            <text:p>47</text:p>
          </table:table-cell>
          <table:table-cell table:style-name="ce22" table:formula="of:=[.K33]/([.$A33]+[.K$18])" office:value-type="float" office:value="47.1506329113924">
            <text:p>47</text:p>
          </table:table-cell>
          <table:table-cell table:number-columns-repeated="1013"/>
        </table:table-row>
        <table:table-row table:style-name="ro2">
          <table:table-cell table:style-name="ce8" office:value-type="float" office:value="80">
            <text:p>80</text:p>
          </table:table-cell>
          <table:table-cell table:style-name="ce21" table:formula="of:=(QUOTIENT([.B$18]+([.$A35]-1);40)+1)*([.$B$5]+[.$B$7]*([.$H$9]-1)+[.$B$8])+([.B$18]+[.$A35])*([.$I$6]*[.$B$10]+[.$I$7]*[.$B$11])*[.$H$8]" office:value-type="float" office:value="3748">
            <text:p>3,748</text:p>
          </table:table-cell>
          <table:table-cell table:style-name="ce21" table:formula="of:=(QUOTIENT([.C$18]+([.$A35]-1);40)+1)*([.$B$5]+[.$B$7]*([.$H$9]-1)+[.$B$8])+([.C$18]+[.$A35])*([.$I$6]*[.$B$10]+[.$I$7]*[.$B$11])*[.$H$8]" office:value-type="float" office:value="4721.1">
            <text:p>4,721</text:p>
          </table:table-cell>
          <table:table-cell table:style-name="ce21" table:formula="of:=(QUOTIENT([.D$18]+([.$A35]-1);40)+1)*([.$B$5]+[.$B$7]*([.$H$9]-1)+[.$B$8])+([.D$18]+[.$A35])*([.$I$6]*[.$B$10]+[.$I$7]*[.$B$11])*[.$H$8]" office:value-type="float" office:value="4744.2">
            <text:p>4,744</text:p>
          </table:table-cell>
          <table:table-cell table:style-name="ce21" table:formula="of:=(QUOTIENT([.E$18]+([.$A35]-1);40)+1)*([.$B$5]+[.$B$7]*([.$H$9]-1)+[.$B$8])+([.E$18]+[.$A35])*([.$I$6]*[.$B$10]+[.$I$7]*[.$B$11])*[.$H$8]" office:value-type="float" office:value="4767.3">
            <text:p>4,767</text:p>
          </table:table-cell>
          <table:table-cell table:style-name="ce21" table:formula="of:=(QUOTIENT([.F$18]+([.$A35]-1);40)+1)*([.$B$5]+[.$B$7]*([.$H$9]-1)+[.$B$8])+([.F$18]+[.$A35])*([.$I$6]*[.$B$10]+[.$I$7]*[.$B$11])*[.$H$8]" office:value-type="float" office:value="4790.4">
            <text:p>4,790</text:p>
          </table:table-cell>
          <table:table-cell table:style-name="ce21" table:formula="of:=(QUOTIENT([.G$18]+([.$A35]-1);40)+1)*([.$B$5]+[.$B$7]*([.$H$9]-1)+[.$B$8])+([.G$18]+[.$A35])*([.$I$6]*[.$B$10]+[.$I$7]*[.$B$11])*[.$H$8]" office:value-type="float" office:value="4813.5">
            <text:p>4,814</text:p>
          </table:table-cell>
          <table:table-cell table:style-name="ce21" table:formula="of:=(QUOTIENT([.H$18]+([.$A35]-1);40)+1)*([.$B$5]+[.$B$7]*([.$H$9]-1)+[.$B$8])+([.H$18]+[.$A35])*([.$I$6]*[.$B$10]+[.$I$7]*[.$B$11])*[.$H$8]" office:value-type="float" office:value="4836.6">
            <text:p>4,837</text:p>
          </table:table-cell>
          <table:table-cell table:style-name="ce21" table:formula="of:=(QUOTIENT([.I$18]+([.$A35]-1);40)+1)*([.$B$5]+[.$B$7]*([.$H$9]-1)+[.$B$8])+([.I$18]+[.$A35])*([.$I$6]*[.$B$10]+[.$I$7]*[.$B$11])*[.$H$8]" office:value-type="float" office:value="4859.7">
            <text:p>4,860</text:p>
          </table:table-cell>
          <table:table-cell table:style-name="ce21" table:formula="of:=(QUOTIENT([.J$18]+([.$A35]-1);40)+1)*([.$B$5]+[.$B$7]*([.$H$9]-1)+[.$B$8])+([.J$18]+[.$A35])*([.$I$6]*[.$B$10]+[.$I$7]*[.$B$11])*[.$H$8]" office:value-type="float" office:value="4882.8">
            <text:p>4,883</text:p>
          </table:table-cell>
          <table:table-cell table:style-name="ce21" table:formula="of:=(QUOTIENT([.K$18]+([.$A35]-1);40)+1)*([.$B$5]+[.$B$7]*([.$H$9]-1)+[.$B$8])+([.K$18]+[.$A35])*([.$I$6]*[.$B$10]+[.$I$7]*[.$B$11])*[.$H$8]" office:value-type="float" office:value="4905.9">
            <text:p>4,906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5]/([.$A35]+[.B$18])" office:value-type="float" office:value="46.85">
            <text:p>47</text:p>
          </table:table-cell>
          <table:table-cell table:style-name="ce22" table:formula="of:=[.C35]/([.$A35]+[.C$18])" office:value-type="float" office:value="58.2851851851852">
            <text:p>58</text:p>
          </table:table-cell>
          <table:table-cell table:style-name="ce22" table:formula="of:=[.D35]/([.$A35]+[.D$18])" office:value-type="float" office:value="57.8560975609756">
            <text:p>58</text:p>
          </table:table-cell>
          <table:table-cell table:style-name="ce22" table:formula="of:=[.E35]/([.$A35]+[.E$18])" office:value-type="float" office:value="57.4373493975904">
            <text:p>57</text:p>
          </table:table-cell>
          <table:table-cell table:style-name="ce22" table:formula="of:=[.F35]/([.$A35]+[.F$18])" office:value-type="float" office:value="57.0285714285714">
            <text:p>57</text:p>
          </table:table-cell>
          <table:table-cell table:style-name="ce22" table:formula="of:=[.G35]/([.$A35]+[.G$18])" office:value-type="float" office:value="56.6294117647059">
            <text:p>57</text:p>
          </table:table-cell>
          <table:table-cell table:style-name="ce22" table:formula="of:=[.H35]/([.$A35]+[.H$18])" office:value-type="float" office:value="56.2395348837209">
            <text:p>56</text:p>
          </table:table-cell>
          <table:table-cell table:style-name="ce22" table:formula="of:=[.I35]/([.$A35]+[.I$18])" office:value-type="float" office:value="55.8586206896552">
            <text:p>56</text:p>
          </table:table-cell>
          <table:table-cell table:style-name="ce22" table:formula="of:=[.J35]/([.$A35]+[.J$18])" office:value-type="float" office:value="55.4863636363636">
            <text:p>55</text:p>
          </table:table-cell>
          <table:table-cell table:style-name="ce22" table:formula="of:=[.K35]/([.$A35]+[.K$18])" office:value-type="float" office:value="55.1224719101124">
            <text:p>55</text:p>
          </table:table-cell>
          <table:table-cell table:number-columns-repeated="1013"/>
        </table:table-row>
        <table:table-row table:style-name="ro2">
          <table:table-cell table:style-name="ce8" office:value-type="float" office:value="90">
            <text:p>90</text:p>
          </table:table-cell>
          <table:table-cell table:style-name="ce21" table:formula="of:=(QUOTIENT([.B$18]+([.$A37]-1);40)+1)*([.$B$5]+[.$B$7]*([.$H$9]-1)+[.$B$8])+([.B$18]+[.$A37])*([.$I$6]*[.$B$10]+[.$I$7]*[.$B$11])*[.$H$8]" office:value-type="float" office:value="4929">
            <text:p>4,929</text:p>
          </table:table-cell>
          <table:table-cell table:style-name="ce21" table:formula="of:=(QUOTIENT([.C$18]+([.$A37]-1);40)+1)*([.$B$5]+[.$B$7]*([.$H$9]-1)+[.$B$8])+([.C$18]+[.$A37])*([.$I$6]*[.$B$10]+[.$I$7]*[.$B$11])*[.$H$8]" office:value-type="float" office:value="4952.1">
            <text:p>4,952</text:p>
          </table:table-cell>
          <table:table-cell table:style-name="ce21" table:formula="of:=(QUOTIENT([.D$18]+([.$A37]-1);40)+1)*([.$B$5]+[.$B$7]*([.$H$9]-1)+[.$B$8])+([.D$18]+[.$A37])*([.$I$6]*[.$B$10]+[.$I$7]*[.$B$11])*[.$H$8]" office:value-type="float" office:value="4975.2">
            <text:p>4,975</text:p>
          </table:table-cell>
          <table:table-cell table:style-name="ce21" table:formula="of:=(QUOTIENT([.E$18]+([.$A37]-1);40)+1)*([.$B$5]+[.$B$7]*([.$H$9]-1)+[.$B$8])+([.E$18]+[.$A37])*([.$I$6]*[.$B$10]+[.$I$7]*[.$B$11])*[.$H$8]" office:value-type="float" office:value="4998.3">
            <text:p>4,998</text:p>
          </table:table-cell>
          <table:table-cell table:style-name="ce21" table:formula="of:=(QUOTIENT([.F$18]+([.$A37]-1);40)+1)*([.$B$5]+[.$B$7]*([.$H$9]-1)+[.$B$8])+([.F$18]+[.$A37])*([.$I$6]*[.$B$10]+[.$I$7]*[.$B$11])*[.$H$8]" office:value-type="float" office:value="5021.4">
            <text:p>5,021</text:p>
          </table:table-cell>
          <table:table-cell table:style-name="ce21" table:formula="of:=(QUOTIENT([.G$18]+([.$A37]-1);40)+1)*([.$B$5]+[.$B$7]*([.$H$9]-1)+[.$B$8])+([.G$18]+[.$A37])*([.$I$6]*[.$B$10]+[.$I$7]*[.$B$11])*[.$H$8]" office:value-type="float" office:value="5044.5">
            <text:p>5,045</text:p>
          </table:table-cell>
          <table:table-cell table:style-name="ce21" table:formula="of:=(QUOTIENT([.H$18]+([.$A37]-1);40)+1)*([.$B$5]+[.$B$7]*([.$H$9]-1)+[.$B$8])+([.H$18]+[.$A37])*([.$I$6]*[.$B$10]+[.$I$7]*[.$B$11])*[.$H$8]" office:value-type="float" office:value="5067.6">
            <text:p>5,068</text:p>
          </table:table-cell>
          <table:table-cell table:style-name="ce21" table:formula="of:=(QUOTIENT([.I$18]+([.$A37]-1);40)+1)*([.$B$5]+[.$B$7]*([.$H$9]-1)+[.$B$8])+([.I$18]+[.$A37])*([.$I$6]*[.$B$10]+[.$I$7]*[.$B$11])*[.$H$8]" office:value-type="float" office:value="5090.7">
            <text:p>5,091</text:p>
          </table:table-cell>
          <table:table-cell table:style-name="ce21" table:formula="of:=(QUOTIENT([.J$18]+([.$A37]-1);40)+1)*([.$B$5]+[.$B$7]*([.$H$9]-1)+[.$B$8])+([.J$18]+[.$A37])*([.$I$6]*[.$B$10]+[.$I$7]*[.$B$11])*[.$H$8]" office:value-type="float" office:value="5113.8">
            <text:p>5,114</text:p>
          </table:table-cell>
          <table:table-cell table:style-name="ce21" table:formula="of:=(QUOTIENT([.K$18]+([.$A37]-1);40)+1)*([.$B$5]+[.$B$7]*([.$H$9]-1)+[.$B$8])+([.K$18]+[.$A37])*([.$I$6]*[.$B$10]+[.$I$7]*[.$B$11])*[.$H$8]" office:value-type="float" office:value="5136.9">
            <text:p>5,137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23" table:formula="of:=[.B37]/([.$A37]+[.B$18])" office:value-type="float" office:value="54.7666666666667">
            <text:p>55</text:p>
          </table:table-cell>
          <table:table-cell table:style-name="ce23" table:formula="of:=[.C37]/([.$A37]+[.C$18])" office:value-type="float" office:value="54.4186813186813">
            <text:p>54</text:p>
          </table:table-cell>
          <table:table-cell table:style-name="ce23" table:formula="of:=[.D37]/([.$A37]+[.D$18])" office:value-type="float" office:value="54.0782608695652">
            <text:p>54</text:p>
          </table:table-cell>
          <table:table-cell table:style-name="ce23" table:formula="of:=[.E37]/([.$A37]+[.E$18])" office:value-type="float" office:value="53.7451612903226">
            <text:p>54</text:p>
          </table:table-cell>
          <table:table-cell table:style-name="ce23" table:formula="of:=[.F37]/([.$A37]+[.F$18])" office:value-type="float" office:value="53.4191489361702">
            <text:p>53</text:p>
          </table:table-cell>
          <table:table-cell table:style-name="ce23" table:formula="of:=[.G37]/([.$A37]+[.G$18])" office:value-type="float" office:value="53.1">
            <text:p>53</text:p>
          </table:table-cell>
          <table:table-cell table:style-name="ce23" table:formula="of:=[.H37]/([.$A37]+[.H$18])" office:value-type="float" office:value="52.7875">
            <text:p>53</text:p>
          </table:table-cell>
          <table:table-cell table:style-name="ce23" table:formula="of:=[.I37]/([.$A37]+[.I$18])" office:value-type="float" office:value="52.4814432989691">
            <text:p>52</text:p>
          </table:table-cell>
          <table:table-cell table:style-name="ce23" table:formula="of:=[.J37]/([.$A37]+[.J$18])" office:value-type="float" office:value="52.1816326530612">
            <text:p>52</text:p>
          </table:table-cell>
          <table:table-cell table:style-name="ce23" table:formula="of:=[.K37]/([.$A37]+[.K$18])" office:value-type="float" office:value="51.8878787878788">
            <text:p>52</text:p>
          </table:table-cell>
          <table:table-cell table:number-columns-repeated="1013"/>
        </table:table-row>
        <table:table-row table:style-name="ro2">
          <table:table-cell table:style-name="ce10"/>
          <table:table-cell table:style-name="ce24" table:number-columns-repeated="3"/>
          <table:table-cell table:style-name="ce35"/>
          <table:table-cell table:style-name="ce24" table:number-columns-repeated="6"/>
          <table:table-cell table:number-columns-repeated="1013"/>
        </table:table-row>
        <table:table-row table:style-name="ro2">
          <table:table-cell table:style-name="ce11"/>
          <table:table-cell table:style-name="ce24" table:number-columns-repeated="3"/>
          <table:table-cell table:style-name="ce35"/>
          <table:table-cell table:style-name="ce24" table:number-columns-repeated="6"/>
          <table:table-cell table:number-columns-repeated="1013"/>
        </table:table-row>
        <table:table-row table:style-name="ro2">
          <table:table-cell table:style-name="ce11"/>
          <table:table-cell table:style-name="ce25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">
            <text:p>20</text:p>
          </table:table-cell>
          <table:table-cell table:style-name="ce36" office:value-type="float" office:value="30">
            <text:p>3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26" table:formula="of:=(QUOTIENT([.B$41]+([.$A42]-1);40)+1)*([.$B$5]+[.$B$7]*([.$H$9]-1)+[.$B$8])+([.B$41]+[.$A42])*([.$I$6]*[.$B$10]+[.$I$7]*[.$B$11])*[.$H$8]" office:value-type="float" office:value="5160">
            <text:p>5,160</text:p>
          </table:table-cell>
          <table:table-cell table:style-name="ce26" table:formula="of:=(QUOTIENT([.C$41]+([.$A42]-1);40)+1)*([.$B$5]+[.$B$7]*([.$H$9]-1)+[.$B$8])+([.C$41]+[.$A42])*([.$I$6]*[.$B$10]+[.$I$7]*[.$B$11])*[.$H$8]" office:value-type="float" office:value="5391">
            <text:p>5,391</text:p>
          </table:table-cell>
          <table:table-cell table:style-name="ce26" table:formula="of:=(QUOTIENT([.D$41]+([.$A42]-1);40)+1)*([.$B$5]+[.$B$7]*([.$H$9]-1)+[.$B$8])+([.D$41]+[.$A42])*([.$I$6]*[.$B$10]+[.$I$7]*[.$B$11])*[.$H$8]" office:value-type="float" office:value="5622">
            <text:p>5,622</text:p>
          </table:table-cell>
          <table:table-cell table:style-name="ce26" table:formula="of:=(QUOTIENT([.E$41]+([.$A42]-1);40)+1)*([.$B$5]+[.$B$7]*([.$H$9]-1)+[.$B$8])+([.E$41]+[.$A42])*([.$I$6]*[.$B$10]+[.$I$7]*[.$B$11])*[.$H$8]" office:value-type="float" office:value="6803">
            <text:p>6,803</text:p>
          </table:table-cell>
          <table:table-cell table:style-name="ce26" table:formula="of:=(QUOTIENT([.F$41]+([.$A42]-1);40)+1)*([.$B$5]+[.$B$7]*([.$H$9]-1)+[.$B$8])+([.F$41]+[.$A42])*([.$I$6]*[.$B$10]+[.$I$7]*[.$B$11])*[.$H$8]" office:value-type="float" office:value="7034">
            <text:p>7,034</text:p>
          </table:table-cell>
          <table:table-cell table:style-name="ce26" table:formula="of:=(QUOTIENT([.G$41]+([.$A42]-1);40)+1)*([.$B$5]+[.$B$7]*([.$H$9]-1)+[.$B$8])+([.G$41]+[.$A42])*([.$I$6]*[.$B$10]+[.$I$7]*[.$B$11])*[.$H$8]" office:value-type="float" office:value="7265">
            <text:p>7,265</text:p>
          </table:table-cell>
          <table:table-cell table:style-name="ce26" table:formula="of:=(QUOTIENT([.H$41]+([.$A42]-1);40)+1)*([.$B$5]+[.$B$7]*([.$H$9]-1)+[.$B$8])+([.H$41]+[.$A42])*([.$I$6]*[.$B$10]+[.$I$7]*[.$B$11])*[.$H$8]" office:value-type="float" office:value="7496">
            <text:p>7,496</text:p>
          </table:table-cell>
          <table:table-cell table:style-name="ce26" table:formula="of:=(QUOTIENT([.I$41]+([.$A42]-1);40)+1)*([.$B$5]+[.$B$7]*([.$H$9]-1)+[.$B$8])+([.I$41]+[.$A42])*([.$I$6]*[.$B$10]+[.$I$7]*[.$B$11])*[.$H$8]" office:value-type="float" office:value="8677">
            <text:p>8,677</text:p>
          </table:table-cell>
          <table:table-cell table:style-name="ce26" table:formula="of:=(QUOTIENT([.J$41]+([.$A42]-1);40)+1)*([.$B$5]+[.$B$7]*([.$H$9]-1)+[.$B$8])+([.J$41]+[.$A42])*([.$I$6]*[.$B$10]+[.$I$7]*[.$B$11])*[.$H$8]" office:value-type="float" office:value="8908">
            <text:p>8,908</text:p>
          </table:table-cell>
          <table:table-cell table:style-name="ce26" table:formula="of:=(QUOTIENT([.K$41]+([.$A42]-1);40)+1)*([.$B$5]+[.$B$7]*([.$H$9]-1)+[.$B$8])+([.K$41]+[.$A42])*([.$I$6]*[.$B$10]+[.$I$7]*[.$B$11])*[.$H$8]" office:value-type="float" office:value="9139">
            <text:p>9,13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2]/([.$A42]+[.B$41])" office:value-type="float" office:value="51.6">
            <text:p>52</text:p>
          </table:table-cell>
          <table:table-cell table:style-name="ce22" table:formula="of:=[.C42]/([.$A42]+[.C$41])" office:value-type="float" office:value="49.0090909090909">
            <text:p>49</text:p>
          </table:table-cell>
          <table:table-cell table:style-name="ce22" table:formula="of:=[.D42]/([.$A42]+[.D$41])" office:value-type="float" office:value="46.85">
            <text:p>47</text:p>
          </table:table-cell>
          <table:table-cell table:style-name="ce22" table:formula="of:=[.E42]/([.$A42]+[.E$41])" office:value-type="float" office:value="52.3307692307692">
            <text:p>52</text:p>
          </table:table-cell>
          <table:table-cell table:style-name="ce22" table:formula="of:=[.F42]/([.$A42]+[.F$41])" office:value-type="float" office:value="50.2428571428571">
            <text:p>50</text:p>
          </table:table-cell>
          <table:table-cell table:style-name="ce22" table:formula="of:=[.G42]/([.$A42]+[.G$41])" office:value-type="float" office:value="48.4333333333333">
            <text:p>48</text:p>
          </table:table-cell>
          <table:table-cell table:style-name="ce22" table:formula="of:=[.H42]/([.$A42]+[.H$41])" office:value-type="float" office:value="46.85">
            <text:p>47</text:p>
          </table:table-cell>
          <table:table-cell table:style-name="ce22" table:formula="of:=[.I42]/([.$A42]+[.I$41])" office:value-type="float" office:value="51.0411764705882">
            <text:p>51</text:p>
          </table:table-cell>
          <table:table-cell table:style-name="ce22" table:formula="of:=[.J42]/([.$A42]+[.J$41])" office:value-type="float" office:value="49.4888888888889">
            <text:p>49</text:p>
          </table:table-cell>
          <table:table-cell table:style-name="ce22" table:formula="of:=[.K42]/([.$A42]+[.K$41])" office:value-type="float" office:value="48.1">
            <text:p>48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200</text:p>
          </table:table-cell>
          <table:table-cell table:style-name="ce26" table:formula="of:=(QUOTIENT([.B$41]+([.$A44]-1);40)+1)*([.$B$5]+[.$B$7]*([.$H$9]-1)+[.$B$8])+([.B$41]+[.$A44])*([.$I$6]*[.$B$10]+[.$I$7]*[.$B$11])*[.$H$8]" office:value-type="float" office:value="9370">
            <text:p>9,370</text:p>
          </table:table-cell>
          <table:table-cell table:style-name="ce26" table:formula="of:=(QUOTIENT([.C$41]+([.$A44]-1);40)+1)*([.$B$5]+[.$B$7]*([.$H$9]-1)+[.$B$8])+([.C$41]+[.$A44])*([.$I$6]*[.$B$10]+[.$I$7]*[.$B$11])*[.$H$8]" office:value-type="float" office:value="10551">
            <text:p>10,551</text:p>
          </table:table-cell>
          <table:table-cell table:style-name="ce26" table:formula="of:=(QUOTIENT([.D$41]+([.$A44]-1);40)+1)*([.$B$5]+[.$B$7]*([.$H$9]-1)+[.$B$8])+([.D$41]+[.$A44])*([.$I$6]*[.$B$10]+[.$I$7]*[.$B$11])*[.$H$8]" office:value-type="float" office:value="10782">
            <text:p>10,782</text:p>
          </table:table-cell>
          <table:table-cell table:style-name="ce26" table:formula="of:=(QUOTIENT([.E$41]+([.$A44]-1);40)+1)*([.$B$5]+[.$B$7]*([.$H$9]-1)+[.$B$8])+([.E$41]+[.$A44])*([.$I$6]*[.$B$10]+[.$I$7]*[.$B$11])*[.$H$8]" office:value-type="float" office:value="11013">
            <text:p>11,013</text:p>
          </table:table-cell>
          <table:table-cell table:style-name="ce26" table:formula="of:=(QUOTIENT([.F$41]+([.$A44]-1);40)+1)*([.$B$5]+[.$B$7]*([.$H$9]-1)+[.$B$8])+([.F$41]+[.$A44])*([.$I$6]*[.$B$10]+[.$I$7]*[.$B$11])*[.$H$8]" office:value-type="float" office:value="11244">
            <text:p>11,244</text:p>
          </table:table-cell>
          <table:table-cell table:style-name="ce26" table:formula="of:=(QUOTIENT([.G$41]+([.$A44]-1);40)+1)*([.$B$5]+[.$B$7]*([.$H$9]-1)+[.$B$8])+([.G$41]+[.$A44])*([.$I$6]*[.$B$10]+[.$I$7]*[.$B$11])*[.$H$8]" office:value-type="float" office:value="12425">
            <text:p>12,425</text:p>
          </table:table-cell>
          <table:table-cell table:style-name="ce26" table:formula="of:=(QUOTIENT([.H$41]+([.$A44]-1);40)+1)*([.$B$5]+[.$B$7]*([.$H$9]-1)+[.$B$8])+([.H$41]+[.$A44])*([.$I$6]*[.$B$10]+[.$I$7]*[.$B$11])*[.$H$8]" office:value-type="float" office:value="12656">
            <text:p>12,656</text:p>
          </table:table-cell>
          <table:table-cell table:style-name="ce26" table:formula="of:=(QUOTIENT([.I$41]+([.$A44]-1);40)+1)*([.$B$5]+[.$B$7]*([.$H$9]-1)+[.$B$8])+([.I$41]+[.$A44])*([.$I$6]*[.$B$10]+[.$I$7]*[.$B$11])*[.$H$8]" office:value-type="float" office:value="12887">
            <text:p>12,887</text:p>
          </table:table-cell>
          <table:table-cell table:style-name="ce26" table:formula="of:=(QUOTIENT([.J$41]+([.$A44]-1);40)+1)*([.$B$5]+[.$B$7]*([.$H$9]-1)+[.$B$8])+([.J$41]+[.$A44])*([.$I$6]*[.$B$10]+[.$I$7]*[.$B$11])*[.$H$8]" office:value-type="float" office:value="13118">
            <text:p>13,118</text:p>
          </table:table-cell>
          <table:table-cell table:style-name="ce26" table:formula="of:=(QUOTIENT([.K$41]+([.$A44]-1);40)+1)*([.$B$5]+[.$B$7]*([.$H$9]-1)+[.$B$8])+([.K$41]+[.$A44])*([.$I$6]*[.$B$10]+[.$I$7]*[.$B$11])*[.$H$8]" office:value-type="float" office:value="14299">
            <text:p>14,29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4]/([.$A44]+[.B$41])" office:value-type="float" office:value="46.85">
            <text:p>47</text:p>
          </table:table-cell>
          <table:table-cell table:style-name="ce22" table:formula="of:=[.C44]/([.$A44]+[.C$41])" office:value-type="float" office:value="50.2428571428571">
            <text:p>50</text:p>
          </table:table-cell>
          <table:table-cell table:style-name="ce22" table:formula="of:=[.D44]/([.$A44]+[.D$41])" office:value-type="float" office:value="49.0090909090909">
            <text:p>49</text:p>
          </table:table-cell>
          <table:table-cell table:style-name="ce22" table:formula="of:=[.E44]/([.$A44]+[.E$41])" office:value-type="float" office:value="47.8826086956522">
            <text:p>48</text:p>
          </table:table-cell>
          <table:table-cell table:style-name="ce22" table:formula="of:=[.F44]/([.$A44]+[.F$41])" office:value-type="float" office:value="46.85">
            <text:p>47</text:p>
          </table:table-cell>
          <table:table-cell table:style-name="ce22" table:formula="of:=[.G44]/([.$A44]+[.G$41])" office:value-type="float" office:value="49.7">
            <text:p>50</text:p>
          </table:table-cell>
          <table:table-cell table:style-name="ce22" table:formula="of:=[.H44]/([.$A44]+[.H$41])" office:value-type="float" office:value="48.6769230769231">
            <text:p>49</text:p>
          </table:table-cell>
          <table:table-cell table:style-name="ce22" table:formula="of:=[.I44]/([.$A44]+[.I$41])" office:value-type="float" office:value="47.7296296296296">
            <text:p>48</text:p>
          </table:table-cell>
          <table:table-cell table:style-name="ce22" table:formula="of:=[.J44]/([.$A44]+[.J$41])" office:value-type="float" office:value="46.85">
            <text:p>47</text:p>
          </table:table-cell>
          <table:table-cell table:style-name="ce22" table:formula="of:=[.K44]/([.$A44]+[.K$41])" office:value-type="float" office:value="49.3068965517241">
            <text:p>49</text:p>
          </table:table-cell>
          <table:table-cell table:number-columns-repeated="1013"/>
        </table:table-row>
        <table:table-row table:style-name="ro2">
          <table:table-cell table:style-name="ce13" office:value-type="string">
            <text:p>300</text:p>
          </table:table-cell>
          <table:table-cell table:style-name="ce26" table:formula="of:=(QUOTIENT([.B$41]+([.$A46]-1);40)+1)*([.$B$5]+[.$B$7]*([.$H$9]-1)+[.$B$8])+([.B$41]+[.$A46])*([.$I$6]*[.$B$10]+[.$I$7]*[.$B$11])*[.$H$8]" office:value-type="float" office:value="14530">
            <text:p>14,530</text:p>
          </table:table-cell>
          <table:table-cell table:style-name="ce26" table:formula="of:=(QUOTIENT([.C$41]+([.$A46]-1);40)+1)*([.$B$5]+[.$B$7]*([.$H$9]-1)+[.$B$8])+([.C$41]+[.$A46])*([.$I$6]*[.$B$10]+[.$I$7]*[.$B$11])*[.$H$8]" office:value-type="float" office:value="14761">
            <text:p>14,761</text:p>
          </table:table-cell>
          <table:table-cell table:style-name="ce26" table:formula="of:=(QUOTIENT([.D$41]+([.$A46]-1);40)+1)*([.$B$5]+[.$B$7]*([.$H$9]-1)+[.$B$8])+([.D$41]+[.$A46])*([.$I$6]*[.$B$10]+[.$I$7]*[.$B$11])*[.$H$8]" office:value-type="float" office:value="14992">
            <text:p>14,992</text:p>
          </table:table-cell>
          <table:table-cell table:style-name="ce26" table:formula="of:=(QUOTIENT([.E$41]+([.$A46]-1);40)+1)*([.$B$5]+[.$B$7]*([.$H$9]-1)+[.$B$8])+([.E$41]+[.$A46])*([.$I$6]*[.$B$10]+[.$I$7]*[.$B$11])*[.$H$8]" office:value-type="float" office:value="16173">
            <text:p>16,173</text:p>
          </table:table-cell>
          <table:table-cell table:style-name="ce26" table:formula="of:=(QUOTIENT([.F$41]+([.$A46]-1);40)+1)*([.$B$5]+[.$B$7]*([.$H$9]-1)+[.$B$8])+([.F$41]+[.$A46])*([.$I$6]*[.$B$10]+[.$I$7]*[.$B$11])*[.$H$8]" office:value-type="float" office:value="16404">
            <text:p>16,404</text:p>
          </table:table-cell>
          <table:table-cell table:style-name="ce26" table:formula="of:=(QUOTIENT([.G$41]+([.$A46]-1);40)+1)*([.$B$5]+[.$B$7]*([.$H$9]-1)+[.$B$8])+([.G$41]+[.$A46])*([.$I$6]*[.$B$10]+[.$I$7]*[.$B$11])*[.$H$8]" office:value-type="float" office:value="16635">
            <text:p>16,635</text:p>
          </table:table-cell>
          <table:table-cell table:style-name="ce26" table:formula="of:=(QUOTIENT([.H$41]+([.$A46]-1);40)+1)*([.$B$5]+[.$B$7]*([.$H$9]-1)+[.$B$8])+([.H$41]+[.$A46])*([.$I$6]*[.$B$10]+[.$I$7]*[.$B$11])*[.$H$8]" office:value-type="float" office:value="16866">
            <text:p>16,866</text:p>
          </table:table-cell>
          <table:table-cell table:style-name="ce26" table:formula="of:=(QUOTIENT([.I$41]+([.$A46]-1);40)+1)*([.$B$5]+[.$B$7]*([.$H$9]-1)+[.$B$8])+([.I$41]+[.$A46])*([.$I$6]*[.$B$10]+[.$I$7]*[.$B$11])*[.$H$8]" office:value-type="float" office:value="18047">
            <text:p>18,047</text:p>
          </table:table-cell>
          <table:table-cell table:style-name="ce26" table:formula="of:=(QUOTIENT([.J$41]+([.$A46]-1);40)+1)*([.$B$5]+[.$B$7]*([.$H$9]-1)+[.$B$8])+([.J$41]+[.$A46])*([.$I$6]*[.$B$10]+[.$I$7]*[.$B$11])*[.$H$8]" office:value-type="float" office:value="18278">
            <text:p>18,278</text:p>
          </table:table-cell>
          <table:table-cell table:style-name="ce26" table:formula="of:=(QUOTIENT([.K$41]+([.$A46]-1);40)+1)*([.$B$5]+[.$B$7]*([.$H$9]-1)+[.$B$8])+([.K$41]+[.$A46])*([.$I$6]*[.$B$10]+[.$I$7]*[.$B$11])*[.$H$8]" office:value-type="float" office:value="18509">
            <text:p>18,50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6]/([.$A46]+[.B$41])" office:value-type="float" office:value="48.4333333333333">
            <text:p>48</text:p>
          </table:table-cell>
          <table:table-cell table:style-name="ce22" table:formula="of:=[.C46]/([.$A46]+[.C$41])" office:value-type="float" office:value="47.6161290322581">
            <text:p>48</text:p>
          </table:table-cell>
          <table:table-cell table:style-name="ce22" table:formula="of:=[.D46]/([.$A46]+[.D$41])" office:value-type="float" office:value="46.85">
            <text:p>47</text:p>
          </table:table-cell>
          <table:table-cell table:style-name="ce22" table:formula="of:=[.E46]/([.$A46]+[.E$41])" office:value-type="float" office:value="49.0090909090909">
            <text:p>49</text:p>
          </table:table-cell>
          <table:table-cell table:style-name="ce22" table:formula="of:=[.F46]/([.$A46]+[.F$41])" office:value-type="float" office:value="48.2470588235294">
            <text:p>48</text:p>
          </table:table-cell>
          <table:table-cell table:style-name="ce22" table:formula="of:=[.G46]/([.$A46]+[.G$41])" office:value-type="float" office:value="47.5285714285714">
            <text:p>48</text:p>
          </table:table-cell>
          <table:table-cell table:style-name="ce22" table:formula="of:=[.H46]/([.$A46]+[.H$41])" office:value-type="float" office:value="46.85">
            <text:p>47</text:p>
          </table:table-cell>
          <table:table-cell table:style-name="ce22" table:formula="of:=[.I46]/([.$A46]+[.I$41])" office:value-type="float" office:value="48.7756756756757">
            <text:p>49</text:p>
          </table:table-cell>
          <table:table-cell table:style-name="ce22" table:formula="of:=[.J46]/([.$A46]+[.J$41])" office:value-type="float" office:value="48.1">
            <text:p>48</text:p>
          </table:table-cell>
          <table:table-cell table:style-name="ce22" table:formula="of:=[.K46]/([.$A46]+[.K$41])" office:value-type="float" office:value="47.4589743589744">
            <text:p>47</text:p>
          </table:table-cell>
          <table:table-cell table:number-columns-repeated="1013"/>
        </table:table-row>
        <table:table-row table:style-name="ro2">
          <table:table-cell table:style-name="ce13" office:value-type="string">
            <text:p>400</text:p>
          </table:table-cell>
          <table:table-cell table:style-name="ce26" table:formula="of:=(QUOTIENT([.B$41]+([.$A48]-1);40)+1)*([.$B$5]+[.$B$7]*([.$H$9]-1)+[.$B$8])+([.B$41]+[.$A48])*([.$I$6]*[.$B$10]+[.$I$7]*[.$B$11])*[.$H$8]" office:value-type="float" office:value="18740">
            <text:p>18,740</text:p>
          </table:table-cell>
          <table:table-cell table:style-name="ce26" table:formula="of:=(QUOTIENT([.C$41]+([.$A48]-1);40)+1)*([.$B$5]+[.$B$7]*([.$H$9]-1)+[.$B$8])+([.C$41]+[.$A48])*([.$I$6]*[.$B$10]+[.$I$7]*[.$B$11])*[.$H$8]" office:value-type="float" office:value="19921">
            <text:p>19,921</text:p>
          </table:table-cell>
          <table:table-cell table:style-name="ce26" table:formula="of:=(QUOTIENT([.D$41]+([.$A48]-1);40)+1)*([.$B$5]+[.$B$7]*([.$H$9]-1)+[.$B$8])+([.D$41]+[.$A48])*([.$I$6]*[.$B$10]+[.$I$7]*[.$B$11])*[.$H$8]" office:value-type="float" office:value="20152">
            <text:p>20,152</text:p>
          </table:table-cell>
          <table:table-cell table:style-name="ce26" table:formula="of:=(QUOTIENT([.E$41]+([.$A48]-1);40)+1)*([.$B$5]+[.$B$7]*([.$H$9]-1)+[.$B$8])+([.E$41]+[.$A48])*([.$I$6]*[.$B$10]+[.$I$7]*[.$B$11])*[.$H$8]" office:value-type="float" office:value="20383">
            <text:p>20,383</text:p>
          </table:table-cell>
          <table:table-cell table:style-name="ce26" table:formula="of:=(QUOTIENT([.F$41]+([.$A48]-1);40)+1)*([.$B$5]+[.$B$7]*([.$H$9]-1)+[.$B$8])+([.F$41]+[.$A48])*([.$I$6]*[.$B$10]+[.$I$7]*[.$B$11])*[.$H$8]" office:value-type="float" office:value="20614">
            <text:p>20,614</text:p>
          </table:table-cell>
          <table:table-cell table:style-name="ce26" table:formula="of:=(QUOTIENT([.G$41]+([.$A48]-1);40)+1)*([.$B$5]+[.$B$7]*([.$H$9]-1)+[.$B$8])+([.G$41]+[.$A48])*([.$I$6]*[.$B$10]+[.$I$7]*[.$B$11])*[.$H$8]" office:value-type="float" office:value="21795">
            <text:p>21,795</text:p>
          </table:table-cell>
          <table:table-cell table:style-name="ce26" table:formula="of:=(QUOTIENT([.H$41]+([.$A48]-1);40)+1)*([.$B$5]+[.$B$7]*([.$H$9]-1)+[.$B$8])+([.H$41]+[.$A48])*([.$I$6]*[.$B$10]+[.$I$7]*[.$B$11])*[.$H$8]" office:value-type="float" office:value="22026">
            <text:p>22,026</text:p>
          </table:table-cell>
          <table:table-cell table:style-name="ce26" table:formula="of:=(QUOTIENT([.I$41]+([.$A48]-1);40)+1)*([.$B$5]+[.$B$7]*([.$H$9]-1)+[.$B$8])+([.I$41]+[.$A48])*([.$I$6]*[.$B$10]+[.$I$7]*[.$B$11])*[.$H$8]" office:value-type="float" office:value="22257">
            <text:p>22,257</text:p>
          </table:table-cell>
          <table:table-cell table:style-name="ce26" table:formula="of:=(QUOTIENT([.J$41]+([.$A48]-1);40)+1)*([.$B$5]+[.$B$7]*([.$H$9]-1)+[.$B$8])+([.J$41]+[.$A48])*([.$I$6]*[.$B$10]+[.$I$7]*[.$B$11])*[.$H$8]" office:value-type="float" office:value="22488">
            <text:p>22,488</text:p>
          </table:table-cell>
          <table:table-cell table:style-name="ce26" table:formula="of:=(QUOTIENT([.K$41]+([.$A48]-1);40)+1)*([.$B$5]+[.$B$7]*([.$H$9]-1)+[.$B$8])+([.K$41]+[.$A48])*([.$I$6]*[.$B$10]+[.$I$7]*[.$B$11])*[.$H$8]" office:value-type="float" office:value="23669">
            <text:p>23,66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8]/([.$A48]+[.B$41])" office:value-type="float" office:value="46.85">
            <text:p>47</text:p>
          </table:table-cell>
          <table:table-cell table:style-name="ce22" table:formula="of:=[.C48]/([.$A48]+[.C$41])" office:value-type="float" office:value="48.5878048780488">
            <text:p>49</text:p>
          </table:table-cell>
          <table:table-cell table:style-name="ce22" table:formula="of:=[.D48]/([.$A48]+[.D$41])" office:value-type="float" office:value="47.9809523809524">
            <text:p>48</text:p>
          </table:table-cell>
          <table:table-cell table:style-name="ce22" table:formula="of:=[.E48]/([.$A48]+[.E$41])" office:value-type="float" office:value="47.4023255813953">
            <text:p>47</text:p>
          </table:table-cell>
          <table:table-cell table:style-name="ce22" table:formula="of:=[.F48]/([.$A48]+[.F$41])" office:value-type="float" office:value="46.85">
            <text:p>47</text:p>
          </table:table-cell>
          <table:table-cell table:style-name="ce22" table:formula="of:=[.G48]/([.$A48]+[.G$41])" office:value-type="float" office:value="48.4333333333333">
            <text:p>48</text:p>
          </table:table-cell>
          <table:table-cell table:style-name="ce22" table:formula="of:=[.H48]/([.$A48]+[.H$41])" office:value-type="float" office:value="47.8826086956522">
            <text:p>48</text:p>
          </table:table-cell>
          <table:table-cell table:style-name="ce22" table:formula="of:=[.I48]/([.$A48]+[.I$41])" office:value-type="float" office:value="47.3553191489362">
            <text:p>47</text:p>
          </table:table-cell>
          <table:table-cell table:style-name="ce22" table:formula="of:=[.J48]/([.$A48]+[.J$41])" office:value-type="float" office:value="46.85">
            <text:p>47</text:p>
          </table:table-cell>
          <table:table-cell table:style-name="ce22" table:formula="of:=[.K48]/([.$A48]+[.K$41])" office:value-type="float" office:value="48.3040816326531">
            <text:p>48</text:p>
          </table:table-cell>
          <table:table-cell table:number-columns-repeated="1013"/>
        </table:table-row>
        <table:table-row table:style-name="ro2">
          <table:table-cell table:style-name="ce8" office:value-type="float" office:value="500">
            <text:p>500</text:p>
          </table:table-cell>
          <table:table-cell table:style-name="ce26" table:formula="of:=(QUOTIENT([.B$41]+([.$A50]-1);40)+1)*([.$B$5]+[.$B$7]*([.$H$9]-1)+[.$B$8])+([.B$41]+[.$A50])*([.$I$6]*[.$B$10]+[.$I$7]*[.$B$11])*[.$H$8]" office:value-type="float" office:value="23900">
            <text:p>23,900</text:p>
          </table:table-cell>
          <table:table-cell table:style-name="ce26" table:formula="of:=(QUOTIENT([.C$41]+([.$A50]-1);40)+1)*([.$B$5]+[.$B$7]*([.$H$9]-1)+[.$B$8])+([.C$41]+[.$A50])*([.$I$6]*[.$B$10]+[.$I$7]*[.$B$11])*[.$H$8]" office:value-type="float" office:value="24131">
            <text:p>24,131</text:p>
          </table:table-cell>
          <table:table-cell table:style-name="ce26" table:formula="of:=(QUOTIENT([.D$41]+([.$A50]-1);40)+1)*([.$B$5]+[.$B$7]*([.$H$9]-1)+[.$B$8])+([.D$41]+[.$A50])*([.$I$6]*[.$B$10]+[.$I$7]*[.$B$11])*[.$H$8]" office:value-type="float" office:value="24362">
            <text:p>24,362</text:p>
          </table:table-cell>
          <table:table-cell table:style-name="ce26" table:formula="of:=(QUOTIENT([.E$41]+([.$A50]-1);40)+1)*([.$B$5]+[.$B$7]*([.$H$9]-1)+[.$B$8])+([.E$41]+[.$A50])*([.$I$6]*[.$B$10]+[.$I$7]*[.$B$11])*[.$H$8]" office:value-type="float" office:value="25543">
            <text:p>25,543</text:p>
          </table:table-cell>
          <table:table-cell table:style-name="ce26" table:formula="of:=(QUOTIENT([.F$41]+([.$A50]-1);40)+1)*([.$B$5]+[.$B$7]*([.$H$9]-1)+[.$B$8])+([.F$41]+[.$A50])*([.$I$6]*[.$B$10]+[.$I$7]*[.$B$11])*[.$H$8]" office:value-type="float" office:value="25774">
            <text:p>25,774</text:p>
          </table:table-cell>
          <table:table-cell table:style-name="ce26" table:formula="of:=(QUOTIENT([.G$41]+([.$A50]-1);40)+1)*([.$B$5]+[.$B$7]*([.$H$9]-1)+[.$B$8])+([.G$41]+[.$A50])*([.$I$6]*[.$B$10]+[.$I$7]*[.$B$11])*[.$H$8]" office:value-type="float" office:value="26005">
            <text:p>26,005</text:p>
          </table:table-cell>
          <table:table-cell table:style-name="ce26" table:formula="of:=(QUOTIENT([.H$41]+([.$A50]-1);40)+1)*([.$B$5]+[.$B$7]*([.$H$9]-1)+[.$B$8])+([.H$41]+[.$A50])*([.$I$6]*[.$B$10]+[.$I$7]*[.$B$11])*[.$H$8]" office:value-type="float" office:value="26236">
            <text:p>26,236</text:p>
          </table:table-cell>
          <table:table-cell table:style-name="ce26" table:formula="of:=(QUOTIENT([.I$41]+([.$A50]-1);40)+1)*([.$B$5]+[.$B$7]*([.$H$9]-1)+[.$B$8])+([.I$41]+[.$A50])*([.$I$6]*[.$B$10]+[.$I$7]*[.$B$11])*[.$H$8]" office:value-type="float" office:value="27417">
            <text:p>27,417</text:p>
          </table:table-cell>
          <table:table-cell table:style-name="ce26" table:formula="of:=(QUOTIENT([.J$41]+([.$A50]-1);40)+1)*([.$B$5]+[.$B$7]*([.$H$9]-1)+[.$B$8])+([.J$41]+[.$A50])*([.$I$6]*[.$B$10]+[.$I$7]*[.$B$11])*[.$H$8]" office:value-type="float" office:value="27648">
            <text:p>27,648</text:p>
          </table:table-cell>
          <table:table-cell table:style-name="ce26" table:formula="of:=(QUOTIENT([.K$41]+([.$A50]-1);40)+1)*([.$B$5]+[.$B$7]*([.$H$9]-1)+[.$B$8])+([.K$41]+[.$A50])*([.$I$6]*[.$B$10]+[.$I$7]*[.$B$11])*[.$H$8]" office:value-type="float" office:value="27879">
            <text:p>27,879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23" table:formula="of:=[.B50]/([.$A50]+[.B$41])" office:value-type="float" office:value="47.8">
            <text:p>48</text:p>
          </table:table-cell>
          <table:table-cell table:style-name="ce23" table:formula="of:=[.C50]/([.$A50]+[.C$41])" office:value-type="float" office:value="47.3156862745098">
            <text:p>47</text:p>
          </table:table-cell>
          <table:table-cell table:style-name="ce23" table:formula="of:=[.D50]/([.$A50]+[.D$41])" office:value-type="float" office:value="46.85">
            <text:p>47</text:p>
          </table:table-cell>
          <table:table-cell table:style-name="ce23" table:formula="of:=[.E50]/([.$A50]+[.E$41])" office:value-type="float" office:value="48.1943396226415">
            <text:p>48</text:p>
          </table:table-cell>
          <table:table-cell table:style-name="ce23" table:formula="of:=[.F50]/([.$A50]+[.F$41])" office:value-type="float" office:value="47.7296296296296">
            <text:p>48</text:p>
          </table:table-cell>
          <table:table-cell table:style-name="ce23" table:formula="of:=[.G50]/([.$A50]+[.G$41])" office:value-type="float" office:value="47.2818181818182">
            <text:p>47</text:p>
          </table:table-cell>
          <table:table-cell table:style-name="ce23" table:formula="of:=[.H50]/([.$A50]+[.H$41])" office:value-type="float" office:value="46.85">
            <text:p>47</text:p>
          </table:table-cell>
          <table:table-cell table:style-name="ce23" table:formula="of:=[.I50]/([.$A50]+[.I$41])" office:value-type="float" office:value="48.1">
            <text:p>48</text:p>
          </table:table-cell>
          <table:table-cell table:style-name="ce23" table:formula="of:=[.J50]/([.$A50]+[.J$41])" office:value-type="float" office:value="47.6689655172414">
            <text:p>48</text:p>
          </table:table-cell>
          <table:table-cell table:style-name="ce23" table:formula="of:=[.K50]/([.$A50]+[.K$41])" office:value-type="float" office:value="47.2525423728814">
            <text:p>47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>
        <table:named-range table:name="pages" table:base-cell-address="$Sheet1.$B$20" table:cell-range-address="$Sheet1.$H$6"/>
        <table:named-range table:name="cover" table:base-cell-address="$Sheet1.$B$16" table:cell-range-address="$Sheet1.$H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08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ip Wester</meta:initial-creator>
    <meta:creation-date>2009-12-23T12:25:22</meta:creation-date>
    <dc:date>2010-02-26T08:46:32</dc:date>
    <dc:creator>Dennis Drescher</dc:creator>
    <meta:editing-duration>PT03H55M01S</meta:editing-duration>
    <meta:editing-cycles>9</meta:editing-cycles>
    <meta:generator>OpenOffice.org/3.1$Unix OpenOffice.org_project/310m19$Build-9420</meta:generator>
    <meta:document-statistic meta:table-count="3" meta:cell-count="371" meta:object-count="0"/>
  </office:meta>
</office:document-meta>
</file>